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6.731cm"/>
    </style:style>
    <style:style style:name="co30" style:family="table-column">
      <style:table-column-properties fo:break-before="auto" style:column-width="2.903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7.366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8" style:family="table-column">
      <style:table-column-properties fo:break-before="auto" style:column-width="2.337cm"/>
    </style:style>
    <style:style style:name="co39" style:family="table-column">
      <style:table-column-properties fo:break-before="auto" style:column-width="2.307cm"/>
    </style:style>
    <style:style style:name="co40" style:family="table-column">
      <style:table-column-properties fo:break-before="auto" style:column-width="2.598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406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3.074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2.768cm"/>
    </style:style>
    <style:style style:name="co62" style:family="table-column">
      <style:table-column-properties fo:break-before="auto" style:column-width="1.263cm"/>
    </style:style>
    <style:style style:name="co63" style:family="table-column">
      <style:table-column-properties fo:break-before="auto" style:column-width="1.229cm"/>
    </style:style>
    <style:style style:name="co64" style:family="table-column">
      <style:table-column-properties fo:break-before="auto" style:column-width="3.829cm"/>
    </style:style>
    <style:style style:name="co65" style:family="table-column">
      <style:table-column-properties fo:break-before="auto" style:column-width="3.29cm"/>
    </style:style>
    <style:style style:name="co66" style:family="table-column">
      <style:table-column-properties fo:break-before="auto" style:column-width="3.411cm"/>
    </style:style>
    <style:style style:name="co67" style:family="table-column">
      <style:table-column-properties fo:break-before="auto" style:column-width="3.166cm"/>
    </style:style>
    <style:style style:name="co68" style:family="table-column">
      <style:table-column-properties fo:break-before="auto" style:column-width="5.53cm"/>
    </style:style>
    <style:style style:name="co69" style:family="table-column">
      <style:table-column-properties fo:break-before="auto" style:column-width="0.981cm"/>
    </style:style>
    <style:style style:name="co70" style:family="table-column">
      <style:table-column-properties fo:break-before="auto" style:column-width="4.59cm"/>
    </style:style>
    <style:style style:name="co71" style:family="table-column">
      <style:table-column-properties fo:break-before="auto" style:column-width="2.635cm"/>
    </style:style>
    <style:style style:name="co72" style:family="table-column">
      <style:table-column-properties fo:break-before="auto" style:column-width="4.404cm"/>
    </style:style>
    <style:style style:name="co73" style:family="table-column">
      <style:table-column-properties fo:break-before="auto" style:column-width="1.81cm"/>
    </style:style>
    <style:style style:name="co74" style:family="table-column">
      <style:table-column-properties fo:break-before="auto" style:column-width="0.953cm"/>
    </style:style>
    <style:style style:name="co75" style:family="table-column">
      <style:table-column-properties fo:break-before="auto" style:column-width="5.914cm"/>
    </style:style>
    <style:style style:name="co76" style:family="table-column">
      <style:table-column-properties fo:break-before="auto" style:column-width="0.697cm"/>
    </style:style>
    <style:style style:name="co77" style:family="table-column">
      <style:table-column-properties fo:break-before="auto" style:column-width="6.422cm"/>
    </style:style>
    <style:style style:name="co78" style:family="table-column">
      <style:table-column-properties fo:break-before="auto" style:column-width="1.57cm"/>
    </style:style>
    <style:style style:name="co79" style:family="table-column">
      <style:table-column-properties fo:break-before="auto" style:column-width="6.623cm"/>
    </style:style>
    <style:style style:name="co80" style:family="table-column">
      <style:table-column-properties fo:break-before="auto" style:column-width="0.958cm"/>
    </style:style>
    <style:style style:name="co81" style:family="table-column">
      <style:table-column-properties fo:break-before="auto" style:column-width="6.082cm"/>
    </style:style>
    <style:style style:name="co84" style:family="table-column">
      <style:table-column-properties fo:break-before="auto" style:column-width="11.063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567cm"/>
    </style:style>
    <style:style style:name="co87" style:family="table-column">
      <style:table-column-properties fo:break-before="auto" style:column-width="4.979cm"/>
    </style:style>
    <style:style style:name="co88" style:family="table-column">
      <style:table-column-properties fo:break-before="auto" style:column-width="8.66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6.451cm"/>
    </style:style>
    <style:style style:name="co91" style:family="table-column">
      <style:table-column-properties fo:break-before="auto" style:column-width="2.625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27.531cm"/>
    </style:style>
    <style:style style:name="co95" style:family="table-column">
      <style:table-column-properties fo:break-before="auto" style:column-width="0.543cm"/>
    </style:style>
    <style:style style:name="co96" style:family="table-column">
      <style:table-column-properties fo:break-before="auto" style:column-width="5.2cm"/>
    </style:style>
    <style:style style:name="co97" style:family="table-column">
      <style:table-column-properties fo:break-before="auto" style:column-width="1.954cm"/>
    </style:style>
    <style:style style:name="co98" style:family="table-column">
      <style:table-column-properties fo:break-before="auto" style:column-width="1.386cm"/>
    </style:style>
    <style:style style:name="co99" style:family="table-column">
      <style:table-column-properties fo:break-before="auto" style:column-width="1.249cm"/>
    </style:style>
    <style:style style:name="co100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3" style:family="table-column">
      <style:table-column-properties fo:break-before="auto" style:column-width="1.63cm"/>
    </style:style>
    <style:style style:name="co104" style:family="table-column">
      <style:table-column-properties fo:break-before="auto" style:column-width="1.593cm"/>
    </style:style>
    <style:style style:name="co105" style:family="table-column">
      <style:table-column-properties fo:break-before="auto" style:column-width="1.39cm"/>
    </style:style>
    <style:style style:name="co106" style:family="table-column">
      <style:table-column-properties fo:break-before="auto" style:column-width="3.41cm"/>
    </style:style>
    <style:style style:name="co107" style:family="table-column">
      <style:table-column-properties fo:break-before="auto" style:column-width="2.036cm"/>
    </style:style>
    <style:style style:name="co108" style:family="table-column">
      <style:table-column-properties fo:break-before="auto" style:column-width="2.11cm"/>
    </style:style>
    <style:style style:name="co109" style:family="table-column">
      <style:table-column-properties fo:break-before="auto" style:column-width="2.157cm"/>
    </style:style>
    <style:style style:name="co110" style:family="table-column">
      <style:table-column-properties fo:break-before="auto" style:column-width="1.201cm"/>
    </style:style>
    <style:style style:name="co111" style:family="table-column">
      <style:table-column-properties fo:break-before="auto" style:column-width="4.316cm"/>
    </style:style>
    <style:style style:name="co112" style:family="table-column">
      <style:table-column-properties fo:break-before="auto" style:column-width="1.498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48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62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85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07" style:family="table-cell" style:parent-style-name="Default">
      <style:table-cell-properties fo:border="none" style:vertical-align="middle"/>
      <style:text-properties style:font-name="Avenir2"/>
    </style:style>
    <style:style style:name="ce17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2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7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0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0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36" style:family="table-cell" style:parent-style-name="Default">
      <style:table-cell-properties fo:background-color="transparent" style:vertical-align="middle"/>
      <style:text-properties style:font-name="Avenir2"/>
    </style:style>
    <style:style style:name="ce2088" style:family="table-cell" style:parent-style-name="Default">
      <style:table-cell-properties fo:wrap-option="no-wrap" style:vertical-align="middle"/>
    </style:style>
    <style:style style:name="ce2089" style:family="table-cell" style:parent-style-name="Default">
      <style:table-cell-properties fo:wrap-option="wrap" style:vertical-align="middle"/>
    </style:style>
    <style:style style:name="ce230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0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86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2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35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548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5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60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6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6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6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9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7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4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809" style:family="table-cell" style:parent-style-name="Default">
      <style:text-properties style:font-name="Avenir6" fo:font-style="normal" style:font-style-asian="normal" style:font-style-complex="normal"/>
    </style:style>
    <style:style style:name="ce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6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1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9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2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3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1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2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4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5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5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2" fo:font-weight="bold" style:font-weight-asian="bold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9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7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76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7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5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9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6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6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4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30" style:family="table-cell" style:parent-style-name="Default">
      <style:table-cell-properties fo:background-color="transparent" style:vertical-align="middle"/>
      <style:text-properties style:font-name="Avenir6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7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6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wrap-option="no-wrap" style:vertical-align="middle"/>
    </style:style>
    <style:style style:name="ce2047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2" fo:font-weight="bold"/>
    </style:style>
    <style:style style:name="ce21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2" fo:font-weight="normal"/>
    </style:style>
    <style:style style:name="ce21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2" fo:font-weight="bold"/>
    </style:style>
    <style:style style:name="ce213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64" style:family="table-cell" style:parent-style-name="Default">
      <style:table-cell-properties fo:border="0.06pt solid #000000" style:vertical-align="middle"/>
      <style:text-properties style:font-name="Avenir6"/>
    </style:style>
    <style:style style:name="ce2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58" style:family="table-cell" style:parent-style-name="Default">
      <style:table-cell-properties fo:wrap-option="wrap"/>
    </style:style>
    <style:style style:name="T7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7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Avenir2"/>
    </style:style>
    <style:style style:name="T8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fo:font-size="10pt" fo:font-weight="bold" style:font-size-asian="10pt" style:font-size-complex="10pt" style:font-weight-asian="bold" style:font-weight-complex="bold"/>
    </style:style>
    <style:style style:name="T34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font-size="10pt" style:font-size-asian="10pt" style:font-size-complex="10pt" fo:font-weight="bold" style:font-weight-asian="bold" style:font-weight-complex="bold"/>
    </style:style>
    <style:style style:name="T3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39" style:family="text">
      <style:text-properties style:font-name="Avenir2"/>
    </style:style>
    <style:style style:name="T40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2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5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158466"/>
    </style:style>
    <style:style style:name="T59" style:family="text">
      <style:text-properties fo:color="#bf0041"/>
    </style:style>
    <style:style style:name="T6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69" style:family="text">
      <style:text-properties style:text-line-through-type="single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7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8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0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1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6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8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0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3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4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0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6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0" table:base-cell-address="Speciális.A14">
          <table:help-message table:display="true"/>
          <table:error-message table:message-type="stop" table:display="true"/>
        </table:content-validation>
        <table:content-validation table:name="val91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4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5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6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7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1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8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2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3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6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7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8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9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0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5" table:default-cell-style-name="ce344"/>
        <table:table-column table:style-name="co16" table:default-cell-style-name="ce344"/>
        <table:table-column table:style-name="co17" table:default-cell-style-name="ce344"/>
        <table:table-column table:style-name="co18" table:default-cell-style-name="ce344"/>
        <table:table-column table:style-name="co19" table:number-columns-repeated="2" table:default-cell-style-name="ce344"/>
        <table:table-column table:style-name="co20" table:default-cell-style-name="ce344"/>
        <table:table-column table:style-name="co21" table:default-cell-style-name="ce344"/>
        <table:table-column table:style-name="co22" table:default-cell-style-name="ce344"/>
        <table:table-column table:style-name="co23" table:default-cell-style-name="ce344"/>
        <table:table-column table:style-name="co24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08" table:number-columns-spanned="11" table:number-rows-spanned="1"/>
          <table:covered-table-cell/>
          <table:covered-table-cell table:number-columns-repeated="9" table:style-name="ce208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08"/>
          <table:covered-table-cell table:number-columns-repeated="4" table:style-name="ce106"/>
          <table:covered-table-cell table:style-name="ce240"/>
          <table:table-cell table:style-name="ce53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08"/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86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0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86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0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86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8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0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1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1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08"/>
          <table:table-cell table:style-name="ce5"/>
          <table:table-cell table:style-name="ce224" table:number-columns-spanned="5" table:number-rows-spanned="1"/>
          <table:covered-table-cell table:number-columns-repeated="4" table:style-name="ce208"/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9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28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9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28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9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28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9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28" table:content-validation-name="val43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9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0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9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0"/>
          <table:covered-table-cell table:style-name="ce312"/>
          <table:table-cell table:style-name="ce539" office:value-type="string" calcext:value-type="string">
            <text:p>Harcmodor képzettségek</text:p>
          </table:table-cell>
          <table:table-cell table:style-name="ce5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9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2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6" office:value-type="string" calcext:value-type="string">
            <text:p>Misztikus képzettségek</text:p>
          </table:table-cell>
          <table:table-cell table:style-name="ce5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9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2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39" table:content-validation-name="val66" office:value-type="string" calcext:value-type="string">
            <text:p>Primer világi képzettség</text:p>
          </table:table-cell>
          <table:table-cell table:style-name="ce5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08"/>
          <table:covered-table-cell table:style-name="ce35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2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39" office:value-type="string" calcext:value-type="string">
            <text:p>Harci Fortélyok</text:p>
          </table:table-cell>
          <table:table-cell table:style-name="ce5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86" table:content-validation-name="val22"/>
          <table:table-cell table:style-name="ce35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2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39" office:value-type="string" calcext:value-type="string">
            <text:p>Misztikus fortélyok</text:p>
          </table:table-cell>
          <table:table-cell table:style-name="ce5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08" table:number-columns-spanned="5" table:number-rows-spanned="1"/>
          <table:covered-table-cell/>
          <table:covered-table-cell table:number-columns-repeated="3" table:style-name="ce20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5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5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500" table:content-validation-name="val51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5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500" table:content-validation-name="val52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5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500" table:content-validation-name="val53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5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500" table:content-validation-name="val54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5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500" table:content-validation-name="val55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5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500" table:content-validation-name="val56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5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500" table:content-validation-name="val57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39]) ;&quot;&quot;;VLOOKUP([.$G3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0]) ;&quot;&quot;;VLOOKUP([.$G4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1]) ;&quot;&quot;;VLOOKUP([.$G4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2]) ;&quot;&quot;;VLOOKUP([.$G4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3]) ;&quot;&quot;;VLOOKUP([.$G43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4]) ;&quot;&quot;;VLOOKUP([.$G44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5]) ;&quot;&quot;;VLOOKUP([.$G45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6]) ;&quot;&quot;;VLOOKUP([.$G46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75" table:content-validation-name="val9"/>
          <table:table-cell table:style-name="ce101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7]) ;&quot;&quot;;VLOOKUP([.$G47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8]) ;&quot;&quot;;VLOOKUP([.$G48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9]) ;&quot;&quot;;VLOOKUP([.$G4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0]) ;&quot;&quot;;VLOOKUP([.$G5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1]) ;&quot;&quot;;VLOOKUP([.$G5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2]) ;&quot;&quot;;VLOOKUP([.$G5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9" table:formula="of:=[$Harcértékek.C36]" office:value-type="float" office:value="0" calcext:value-type="float">
            <text:p>0 fok</text:p>
          </table:table-cell>
          <table:table-cell table:style-name="ce319" table:content-validation-name="val65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08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480" table:content-validation-name="val47" office:value-type="float" office:value="1" calcext:value-type="float">
            <text:p>1</text:p>
          </table:table-cell>
          <table:table-cell table:style-name="ce587" table:content-validation-name="val60"/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6]) ;&quot;&quot;;VLOOKUP([.$G5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7]) ;&quot;&quot;;VLOOKUP([.$G5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8]) ;&quot;&quot;;VLOOKUP([.$G5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9]) ;&quot;&quot;;VLOOKUP([.$G5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0]) ;&quot;&quot;;VLOOKUP([.$G6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1]) ;&quot;&quot;;VLOOKUP([.$G6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2]) ;&quot;&quot;;VLOOKUP([.$G6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3]) ;&quot;&quot;;VLOOKUP([.$G6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4]) ;&quot;&quot;;VLOOKUP([.$G6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5]) ;&quot;&quot;;VLOOKUP([.$G65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6]) ;&quot;&quot;;VLOOKUP([.$G6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7]) ;&quot;&quot;;VLOOKUP([.$G6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8]) ;&quot;&quot;;VLOOKUP([.$G6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9]) ;&quot;&quot;;VLOOKUP([.$G6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0]) ;&quot;&quot;;VLOOKUP([.$G7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6" table:number-columns-spanned="3" table:number-rows-spanned="1"/>
          <table:covered-table-cell table:number-columns-repeated="2" table:style-name="ce27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1]) ;&quot;&quot;;VLOOKUP([.$G7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5" office:value-type="string" calcext:value-type="string">
            <text:p>Szakma:</text:p>
          </table:table-cell>
          <table:table-cell table:style-name="ce277" table:content-validation-name="val10" table:number-columns-spanned="2" table:number-rows-spanned="1"/>
          <table:covered-table-cell table:style-name="ce27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2]) ;&quot;&quot;;VLOOKUP([.$G7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5" office:value-type="string" calcext:value-type="string">
            <text:p>Szakma:</text:p>
          </table:table-cell>
          <table:table-cell table:style-name="ce277" table:content-validation-name="val10" table:number-columns-spanned="2" table:number-rows-spanned="1"/>
          <table:covered-table-cell table:style-name="ce27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3]) ;&quot;&quot;;VLOOKUP([.$G7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57" table:content-validation-name="val5" office:value-type="string" calcext:value-type="string">
            <text:p>Szakma:</text:p>
          </table:table-cell>
          <table:table-cell table:style-name="ce277" table:content-validation-name="val10" table:number-columns-spanned="2" table:number-rows-spanned="1"/>
          <table:covered-table-cell table:style-name="ce27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4]) ;&quot;&quot;;VLOOKUP([.$G7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79" table:content-validation-name="val10" table:number-columns-spanned="2" table:number-rows-spanned="1"/>
          <table:covered-table-cell table:style-name="ce279" table:content-validation-name="val23"/>
          <table:table-cell table:style-name="ce96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1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80" table:content-validation-name="val48" office:value-type="float" office:value="5" calcext:value-type="float">
            <text:p>5</text:p>
          </table:table-cell>
          <table:table-cell table:style-name="ce509" table:content-validation-name="val62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1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480" table:content-validation-name="val48" office:value-type="float" office:value="1" calcext:value-type="float">
            <text:p>1</text:p>
          </table:table-cell>
          <table:table-cell table:style-name="ce509" table:content-validation-name="val63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48" office:value-type="float" office:value="1" calcext:value-type="float">
            <text:p>1</text:p>
          </table:table-cell>
          <table:table-cell table:style-name="ce297" table:content-validation-name="val64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08"/>
          <table:covered-table-cell table:number-columns-repeated="6" table:style-name="ce208" table:content-validation-name="val5"/>
          <table:covered-table-cell table:number-columns-repeated="2"/>
        </table:table-row>
        <table:table-row table:style-name="ro2">
          <table:table-cell table:style-name="ce59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10" table:content-validation-name="val84" office:value-type="string" calcext:value-type="string" table:number-columns-spanned="2" table:number-rows-spanned="1">
            <text:p>Ember</text:p>
          </table:table-cell>
          <table:covered-table-cell table:style-name="ce710" table:content-validation-name="val84"/>
          <table:table-cell table:style-name="ce446" table:content-validation-name="val8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1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19"/>
          <table:table-cell table:style-name="ce69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7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content-validation-name="val85" table:number-columns-spanned="3" table:number-rows-spanned="1"/>
          <table:covered-table-cell table:style-name="ce711" table:content-validation-name="val85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2">
          <table:table-cell table:style-name="ce601" table:content-validation-name="val68" table:number-columns-spanned="3" table:number-rows-spanned="1"/>
          <table:covered-table-cell table:style-name="ce622" table:content-validation-name="val73"/>
          <table:covered-table-cell table:style-name="ce622" table:content-validation-name="val74"/>
          <table:table-cell table:style-name="ce613" table:content-validation-name="val76"/>
          <table:table-cell table:style-name="ce384" table:content-validation-name="val8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11" table:number-columns-spanned="3" table:number-rows-spanned="1"/>
          <table:covered-table-cell table:style-name="ce711"/>
          <table:covered-table-cell table:style-name="ce484"/>
          <table:table-cell table:style-name="ce490" table:content-validation-name="val89" office:value-type="string" calcext:value-type="string">
            <text:p>SzF KP</text:p>
          </table:table-cell>
        </table:table-row>
        <table:table-row table:style-name="ro2">
          <table:table-cell table:style-name="ce602" table:content-validation-name="val68" table:number-columns-spanned="3" table:number-rows-spanned="1"/>
          <table:covered-table-cell table:style-name="ce623" table:content-validation-name="val73"/>
          <table:covered-table-cell table:style-name="ce623" table:content-validation-name="val74"/>
          <table:table-cell table:style-name="ce374" table:content-validation-name="val77"/>
          <table:table-cell table:style-name="ce385" table:content-validation-name="val8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0"/>
          <table:table-cell table:style-name="ce712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19"/>
          <table:table-cell table:style-name="ce376" table:content-validation-name="val78" table:formula="of:=ROUNDUP([$Alapértékek.D8]/2)-COUNTA([.A25:.C34])" office:value-type="float" office:value="3" calcext:value-type="float">
            <text:p>3</text:p>
          </table:table-cell>
          <table:table-cell table:style-name="ce69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604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4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327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594" table:number-columns-spanned="5" table:number-rows-spanned="1"/>
          <table:covered-table-cell table:number-columns-repeated="4" table:style-name="ce209"/>
          <table:table-cell table:style-name="ce209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1">
          <table:table-cell table:style-name="ce60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19" table:content-validation-name="val5"/>
          <table:table-cell table:style-name="ce378" table:content-validation-name="val79" table:formula="of:=ROUNDUP([$Alapértékek.D8]/2)-COUNTA([.A38:.A48])" office:value-type="float" office:value="3" calcext:value-type="float">
            <text:p>3</text:p>
          </table:table-cell>
          <table:table-cell table:style-name="ce69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14" table:content-validation-name="val86" table:number-columns-spanned="2" table:number-rows-spanned="1"/>
          <table:covered-table-cell table:style-name="ce714" table:content-validation-name="val86"/>
          <table:table-cell table:style-name="ce711"/>
          <table:table-cell table:style-name="Default"/>
        </table:table-row>
        <table:table-row table:style-name="ro2">
          <table:table-cell table:style-name="ce608" table:content-validation-name="val7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06"/>
          <table:covered-table-cell table:style-name="ce484"/>
          <table:table-cell table:style-name="Default"/>
        </table:table-row>
        <table:table-row table:style-name="ro8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60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3" table:content-validation-name="val5"/>
          <table:table-cell table:style-name="ce622" table:number-columns-spanned="2" table:number-rows-spanned="1"/>
          <table:covered-table-cell table:style-name="ce669"/>
          <table:table-cell table:style-name="ce714" table:content-validation-name="val87" table:number-columns-spanned="2" table:number-rows-spanned="1"/>
          <table:covered-table-cell table:style-name="ce714" table:content-validation-name="val87"/>
          <table:table-cell table:style-name="ce711"/>
          <table:table-cell table:style-name="Default"/>
        </table:table-row>
        <table:table-row table:style-name="ro2">
          <table:table-cell table:style-name="ce60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7" table:number-columns-spanned="2" table:number-rows-spanned="1"/>
          <table:covered-table-cell table:style-name="ce479" table:content-validation-name="val87"/>
          <table:table-cell table:style-name="ce712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3"/>
          <table:covered-table-cell table:style-name="ce409"/>
          <table:table-cell table:style-name="ce613" table:content-validation-name="val81" office:value-type="string" calcext:value-type="string">
            <text:p>alap</text:p>
          </table:table-cell>
          <table:table-cell table:style-name="ce706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1"/>
          <table:covered-table-cell table:style-name="ce399"/>
          <table:table-cell table:style-name="ce613" table:content-validation-name="val82" office:value-type="string" calcext:value-type="string">
            <text:p>alap</text:p>
          </table:table-cell>
          <table:table-cell table:style-name="ce706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3" table:content-validation-name="val72" table:number-columns-spanned="4" table:number-rows-spanned="1"/>
          <table:covered-table-cell table:number-columns-repeated="2" table:style-name="ce613"/>
          <table:covered-table-cell table:style-name="ce409"/>
          <table:table-cell table:style-name="ce613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34" table:default-cell-style-name="ce809"/>
        <table:table-column table:style-name="co35" table:default-cell-style-name="ce809"/>
        <table:table-column table:style-name="co36" table:default-cell-style-name="ce809"/>
        <table:table-column table:style-name="co38" table:default-cell-style-name="ce809"/>
        <table:table-column table:style-name="co39" table:default-cell-style-name="ce809"/>
        <table:table-column table:style-name="co40" table:default-cell-style-name="ce809"/>
        <table:table-column table:style-name="co39" table:number-columns-repeated="3" table:default-cell-style-name="ce809"/>
        <table:table-column table:style-name="co41" table:default-cell-style-name="ce809"/>
        <table:table-column table:style-name="co14" table:default-cell-style-name="ce809"/>
        <table:table-column table:style-name="co42" table:default-cell-style-name="ce809"/>
        <table:table-column table:style-name="co43" table:default-cell-style-name="ce809"/>
        <table:table-column table:style-name="co44" table:default-cell-style-name="ce809"/>
        <table:table-column table:style-name="co45" table:default-cell-style-name="ce809"/>
        <table:table-column table:style-name="co46" table:default-cell-style-name="ce894"/>
        <table:table-column table:style-name="co47" table:default-cell-style-name="ce909"/>
        <table:table-column table:style-name="co37" table:default-cell-style-name="ce809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8"/>
          <table:covered-table-cell table:number-columns-repeated="5" table:style-name="ce828"/>
          <table:covered-table-cell table:number-columns-repeated="2" table:style-name="ce748"/>
          <table:table-cell table:style-name="ce74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34">
          <table:table-cell table:style-name="ce748"/>
          <table:table-cell table:style-name="ce748" table:number-columns-spanned="6" table:number-rows-spanned="1"/>
          <table:covered-table-cell table:number-columns-repeated="5" table:style-name="ce748"/>
          <table:table-cell table:style-name="ce748" table:number-columns-repeated="3"/>
          <table:table-cell table:style-name="ce951" table:number-columns-spanned="5" table:number-rows-spanned="1"/>
          <table:covered-table-cell table:number-columns-repeated="3" table:style-name="ce748"/>
          <table:covered-table-cell table:style-name="ce1168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5">
          <table:table-cell table:style-name="ce431"/>
          <table:table-cell table:style-name="ce816" table:content-validation-name="val9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16" table:content-validation-name="val127" office:value-type="string" calcext:value-type="string">
            <text:p>Módosítók</text:p>
          </table:table-cell>
          <table:table-cell table:style-name="ce816" table:content-validation-name="val134" office:value-type="string" calcext:value-type="string">
            <text:p>Összesen</text:p>
          </table:table-cell>
          <table:table-cell table:style-name="ce748"/>
          <table:table-cell table:style-name="ce972" office:value-type="string" calcext:value-type="string" table:number-columns-spanned="2" table:number-rows-spanned="1">
            <text:p>Összesen felvett HM:</text:p>
          </table:table-cell>
          <table:covered-table-cell table:style-name="ce748"/>
          <table:table-cell table:style-name="ce1166" table:content-validation-name="val162" table:formula="of:=SUM([.B5:.B6])" office:value-type="float" office:value="0" calcext:value-type="float">
            <text:p>0 HM</text:p>
          </table:table-cell>
          <table:table-cell table:style-name="ce748"/>
          <table:table-cell table:style-name="ce952" office:value-type="string" calcext:value-type="string">
            <text:p>Távolság (m)</text:p>
          </table:table-cell>
          <table:table-cell table:style-name="ce10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99" office:value-type="string" calcext:value-type="string">
            <text:p>-</text:p>
          </table:table-cell>
          <table:table-cell table:style-name="ce912" table:content-validation-name="val116" office:value-type="float" office:value="10" calcext:value-type="float">
            <text:p>10</text:p>
          </table:table-cell>
          <table:table-cell table:style-name="ce912" table:content-validation-name="val128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27" table:content-validation-name="val135" table:formula="of:=[.C4]+[.D4]" office:value-type="float" office:value="15" calcext:value-type="float">
            <text:p>15</text:p>
          </table:table-cell>
          <table:table-cell table:style-name="ce748"/>
          <table:table-cell table:style-name="ce972" office:value-type="string" calcext:value-type="string" table:number-columns-spanned="2" table:number-rows-spanned="1">
            <text:p>Max felvehető HM:</text:p>
          </table:table-cell>
          <table:covered-table-cell table:style-name="ce748"/>
          <table:table-cell table:style-name="ce1257" table:content-validation-name="val16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8"/>
          <table:table-cell table:style-name="ce953" table:content-validation-name="val170" office:value-type="float" office:value="10" calcext:value-type="float">
            <text:p>10 méter</text:p>
          </table:table-cell>
          <table:table-cell table:style-name="ce1369" table:content-validation-name="val172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0" office:value-type="float" office:value="0" calcext:value-type="float">
            <text:p>0</text:p>
          </table:table-cell>
          <table:table-cell table:style-name="ce912" table:content-validation-name="val116" office:value-type="float" office:value="20" calcext:value-type="float">
            <text:p>20</text:p>
          </table:table-cell>
          <table:table-cell table:style-name="ce912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027" table:content-validation-name="val136" table:formula="of:=[.C5]+[.B5]+[.D5]" office:value-type="float" office:value="20" calcext:value-type="float">
            <text:p>20</text:p>
          </table:table-cell>
          <table:table-cell table:style-name="ce748" table:number-columns-repeated="5"/>
          <table:table-cell table:style-name="ce960"/>
          <table:table-cell table:style-name="ce83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1" office:value-type="float" office:value="0" calcext:value-type="float">
            <text:p>0</text:p>
          </table:table-cell>
          <table:table-cell table:style-name="ce912" table:content-validation-name="val116" office:value-type="float" office:value="120" calcext:value-type="float">
            <text:p>120</text:p>
          </table:table-cell>
          <table:table-cell table:style-name="ce912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027" table:content-validation-name="val137" table:formula="of:=[.C6]+[.B6]+[.D6]" office:value-type="float" office:value="120" calcext:value-type="float">
            <text:p>120</text:p>
          </table:table-cell>
          <table:table-cell table:style-name="ce74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5">
          <table:table-cell table:style-name="ce748" table:number-columns-repeated="6"/>
          <table:table-cell table:style-name="ce972" office:value-type="string" calcext:value-type="string" table:number-columns-spanned="2" table:number-rows-spanned="1">
            <text:p>Össz felvett CM:</text:p>
          </table:table-cell>
          <table:covered-table-cell table:style-name="ce748"/>
          <table:table-cell table:style-name="ce1173" table:content-validation-name="val103" table:formula="of:=[.B8]" office:value-type="float" office:value="0" calcext:value-type="float">
            <text:p>0 HM</text:p>
          </table:table-cell>
          <table:table-cell table:style-name="ce74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17" table:content-validation-name="val17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2" office:value-type="float" office:value="0" calcext:value-type="float">
            <text:p>0</text:p>
          </table:table-cell>
          <table:table-cell table:style-name="ce912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027" table:content-validation-name="val138" table:formula="of:=[.C8]+[.B8]+[.D8]" office:value-type="float" office:value="-30" calcext:value-type="float">
            <text:p>-30</text:p>
          </table:table-cell>
          <table:table-cell table:style-name="ce748"/>
          <table:table-cell table:style-name="ce972" office:value-type="string" calcext:value-type="string" table:number-columns-spanned="2" table:number-rows-spanned="1">
            <text:p>Max felvehető CM:</text:p>
          </table:table-cell>
          <table:covered-table-cell table:style-name="ce748"/>
          <table:table-cell table:style-name="ce1257" table:content-validation-name="val164" table:formula="of:=[Data.C22]*[Alapértékek.$D$8]" office:value-type="float" office:value="20" calcext:value-type="float">
            <text:p>20 HM</text:p>
          </table:table-cell>
          <table:table-cell table:style-name="ce74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748" table:number-columns-spanned="9" table:number-rows-spanned="1"/>
          <table:covered-table-cell table:number-columns-repeated="5" table:style-name="ce828"/>
          <table:covered-table-cell table:number-columns-repeated="3" table:style-name="ce748"/>
          <table:table-cell table:style-name="ce74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19" table:content-validation-name="val17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3" table:formula="of:=[Alapértékek.E10]" office:value-type="float" office:value="350" calcext:value-type="float">
            <text:p>350</text:p>
          </table:table-cell>
          <table:table-cell table:style-name="ce748"/>
          <table:table-cell table:style-name="ce972" office:value-type="string" calcext:value-type="string">
            <text:p>KP HM-re:</text:p>
          </table:table-cell>
          <table:table-cell table:style-name="ce1132" table:content-validation-name="val139" table:formula="of:=[.I3]*[Data.C17]+[.I7]*[Data.C21]" office:value-type="float" office:value="0" calcext:value-type="float">
            <text:p>0 KP</text:p>
          </table:table-cell>
          <table:table-cell table:style-name="ce748"/>
          <table:table-cell table:style-name="ce972" office:value-type="string" calcext:value-type="string" table:number-columns-spanned="2" table:number-rows-spanned="1">
            <text:p>Átlag HM</text:p>
          </table:table-cell>
          <table:covered-table-cell table:style-name="ce748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74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754"/>
          <table:table-cell table:style-name="ce754" table:number-columns-spanned="6" table:number-rows-spanned="1"/>
          <table:covered-table-cell table:number-columns-repeated="5" table:style-name="ce754"/>
          <table:table-cell table:style-name="ce75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17" table:content-validation-name="val175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54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48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3" table:content-validation-name="val118" office:value-type="string" calcext:value-type="string">
            <text:p>Szint</text:p>
          </table:table-cell>
          <table:table-cell table:style-name="ce913" office:value-type="string" calcext:value-type="string">
            <text:p>KÉ</text:p>
          </table:table-cell>
          <table:table-cell table:style-name="ce913" office:value-type="string" calcext:value-type="string">
            <text:p>TÉ/CÉ</text:p>
          </table:table-cell>
          <table:table-cell table:style-name="ce913" office:value-type="string" calcext:value-type="string">
            <text:p>VÉ</text:p>
          </table:table-cell>
          <table:table-cell table:style-name="ce913" table:content-validation-name="val150" office:value-type="string" calcext:value-type="string">
            <text:p>Harckeret</text:p>
          </table:table-cell>
          <table:table-cell table:style-name="ce91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19" table:content-validation-name="val176" office:value-type="string" calcext:value-type="string" table:number-columns-spanned="3" table:number-rows-spanned="1">
            <text:p>Jól kivehető kontúr</text:p>
          </table:table-cell>
          <table:covered-table-cell table:style-name="ce142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4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4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19" table:content-validation-name="val177" office:value-type="string" calcext:value-type="string" table:number-columns-spanned="3" table:number-rows-spanned="1">
            <text:p>Szélcsend</text:p>
          </table:table-cell>
          <table:covered-table-cell table:style-name="ce1426"/>
          <table:covered-table-cell table:style-name="ce676"/>
          <table:table-cell table:style-name="ce1014"/>
          <table:table-cell table:style-name="Default" table:number-columns-repeated="2"/>
          <table:table-cell table:style-name="ce7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4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/>
          <table:table-cell table:style-name="ce991" table:content-validation-name="val171" office:value-type="float" office:value="0" calcext:value-type="float">
            <text:p>0</text:p>
          </table:table-cell>
          <table:table-cell table:style-name="ce142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4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4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6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4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8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4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48"/>
          <table:table-cell table:number-columns-repeated="238"/>
        </table:table-row>
        <table:table-row table:style-name="ro38">
          <table:table-cell table:style-name="ce754" table:number-columns-spanned="9" table:number-rows-spanned="1"/>
          <table:covered-table-cell table:number-columns-repeated="7" table:style-name="ce754"/>
          <table:covered-table-cell table:style-name="ce1273"/>
          <table:table-cell table:style-name="ce75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5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3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61" table:content-validation-name="val90" office:value-type="string" calcext:value-type="string">
            <text:p>Távolsági fegyver</text:p>
          </table:table-cell>
          <table:table-cell table:style-name="ce834" table:content-validation-name="val5" office:value-type="string" calcext:value-type="string">
            <text:p>Sebesség</text:p>
          </table:table-cell>
          <table:table-cell table:style-name="ce91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5" office:value-type="string" calcext:value-type="string">
            <text:p>SP</text:p>
          </table:table-cell>
          <table:table-cell table:style-name="ce915" office:value-type="string" calcext:value-type="string" table:number-columns-spanned="2" table:number-rows-spanned="1">
            <text:p>Hatótáv + Komment</text:p>
          </table:table-cell>
          <table:covered-table-cell table:style-name="ce83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62" table:content-validation-name="val91"/>
          <table:table-cell table:style-name="ce512" table:content-validation-name="val104" table:formula="of:=VLOOKUP([.$A25];tavolsagi_fegyverek_all;12;0)" office:value-type="string" office:string-value="" calcext:value-type="error">
            <text:p>#N/A</text:p>
          </table:table-cell>
          <table:table-cell table:style-name="ce916" table:content-validation-name="val120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62" table:content-validation-name="val91"/>
          <table:table-cell table:style-name="ce512" table:content-validation-name="val104" table:formula="of:=VLOOKUP([.$A26];tavolsagi_fegyverek_all;12;0)" office:value-type="string" office:string-value="" calcext:value-type="error">
            <text:p>#N/A</text:p>
          </table:table-cell>
          <table:table-cell table:style-name="ce916" table:content-validation-name="val121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6"/>
          <table:covered-table-cell table:number-columns-repeated="5" table:style-name="ce580"/>
          <table:covered-table-cell table:style-name="ce836"/>
          <table:covered-table-cell table:style-name="ce112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48"/>
          <table:table-cell table:number-columns-repeated="238"/>
        </table:table-row>
        <table:table-row table:style-name="ro2">
          <table:table-cell table:style-name="ce761" table:content-validation-name="val5" office:value-type="string" calcext:value-type="string">
            <text:p>Fegyver</text:p>
          </table:table-cell>
          <table:table-cell table:style-name="ce834" table:content-validation-name="val5" office:value-type="string" calcext:value-type="string">
            <text:p>Sebesség</text:p>
          </table:table-cell>
          <table:table-cell table:style-name="ce91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5" office:value-type="string" calcext:value-type="string">
            <text:p>SP</text:p>
          </table:table-cell>
          <table:table-cell table:style-name="ce915" office:value-type="string" calcext:value-type="string" table:number-columns-spanned="2" table:number-rows-spanned="1">
            <text:p>Komment</text:p>
          </table:table-cell>
          <table:covered-table-cell table:style-name="ce833"/>
          <table:table-cell table:style-name="ce754"/>
          <table:table-cell table:style-name="ce840"/>
          <table:table-cell/>
          <table:table-cell table:style-name="Default" table:number-columns-repeated="5"/>
          <table:table-cell table:style-name="ce748"/>
          <table:table-cell table:number-columns-repeated="23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30];kezifegyverek_all;12;0);[Data.$C$32])" office:value-type="float" office:value="5" calcext:value-type="float">
            <text:p>5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2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762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1];kezifegyverek_all;12;0);[Data.$C$32])" office:value-type="string" office:string-value="N/A" calcext:value-type="string">
            <text:p>N/A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762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2];kezifegyverek_all;12;0);[Data.$C$32])" office:value-type="string" office:string-value="N/A" calcext:value-type="string">
            <text:p>N/A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762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3];kezifegyverek_all;12;0);[Data.$C$32])" office:value-type="string" office:string-value="N/A" calcext:value-type="string">
            <text:p>N/A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762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4];kezifegyverek_all;12;0);[Data.$C$32])" office:value-type="string" office:string-value="N/A" calcext:value-type="string">
            <text:p>N/A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1">
          <table:table-cell table:style-name="ce762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5];kezifegyverek_all;12;0);[Data.$C$32])" office:value-type="string" office:string-value="N/A" calcext:value-type="string">
            <text:p>N/A</text:p>
          </table:table-cell>
          <table:table-cell table:style-name="ce916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770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7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770" table:number-columns-spanned="2" table:number-rows-spanned="1"/>
          <table:covered-table-cell table:style-name="ce770"/>
          <table:table-cell table:style-name="ce969"/>
          <table:table-cell table:style-name="Default" table:number-columns-repeated="3"/>
          <table:table-cell/>
          <table:table-cell table:style-name="ce828" table:number-columns-repeated="2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28"/>
          <table:covered-table-cell/>
          <table:covered-table-cell table:style-name="ce748"/>
          <table:covered-table-cell table:style-name="ce794"/>
          <table:table-cell table:style-name="ce748"/>
          <table:table-cell table:style-name="Default" table:number-columns-repeated="3"/>
          <table:table-cell table:style-name="ce748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8"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0">
          <table:table-cell table:style-name="ce557" table:content-validation-name="val94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36" table:content-validation-name="val105"/>
          <table:table-cell table:style-name="ce834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8"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1" table:content-validation-name="val95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96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8"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3" table:content-validation-name="val96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6"/>
          <table:table-cell table:style-name="ce1094" table:content-validation-name="val124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4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8"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3" table:content-validation-name="val96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977"/>
          <table:table-cell table:style-name="ce74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8"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3" table:content-validation-name="val96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977"/>
          <table:table-cell table:style-name="ce74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3" table:content-validation-name="val96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977"/>
          <table:table-cell table:style-name="ce74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3" table:content-validation-name="val96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96" table:number-columns-spanned="2" table:number-rows-spanned="1"/>
          <table:covered-table-cell table:style-name="ce979"/>
          <table:table-cell table:style-name="ce74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6" table:content-validation-name="val96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1095" table:content-validation-name="val124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41">
          <table:table-cell table:style-name="ce568" table:content-validation-name="val96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1096" table:content-validation-name="val124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6"/>
          <table:table-cell table:style-name="ce74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1168"/>
          <table:table-cell table:style-name="ce74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48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5"/>
          <table:table-cell table:style-name="ce751" office:value-type="float" office:value="0" calcext:value-type="float">
            <text:p>0</text:p>
          </table:table-cell>
          <table:table-cell table:style-name="ce787" table:content-validation-name="val141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8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62" table:content-validation-name="val107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62" table:content-validation-name="val142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74"/>
          <table:table-cell table:style-name="ce1037" table:content-validation-name="val123" office:value-type="string" calcext:value-type="string">
            <text:p>Tám/kör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</text:p>
          </table:table-cell>
          <table:table-cell table:style-name="ce10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5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91" table:content-validation-name="val97" office:value-type="string" calcext:value-type="string">
            <text:p><text:s text:c="3"/>Elsődleges fegyver</text:p>
          </table:table-cell>
          <table:table-cell table:style-name="ce87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8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91" table:content-validation-name="val97" office:value-type="string" calcext:value-type="string">
            <text:p><text:s text:c="3"/>Másodlagos fegyver</text:p>
          </table:table-cell>
          <table:table-cell table:style-name="ce87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34" office:value-type="string" calcext:value-type="string">
            <text:p>KÉ</text:p>
          </table:table-cell>
          <table:table-cell table:style-name="ce1457" office:value-type="string" calcext:value-type="string">
            <text:p>TÉ</text:p>
          </table:table-cell>
          <table:table-cell table:style-name="ce14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33" table:number-columns-repeated="2"/>
          <table:table-cell table:style-name="ce633"/>
          <table:table-cell table:style-name="ce833"/>
          <table:table-cell table:style-name="ce633" table:number-columns-repeated="3"/>
          <table:table-cell table:style-name="ce1311"/>
          <table:table-cell table:style-name="ce754"/>
          <table:table-cell/>
          <table:table-cell table:style-name="ce861" table:content-validation-name="val178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8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56"/>
          <table:table-cell table:style-name="ce956"/>
          <table:table-cell table:style-name="ce1055" office:value-type="string" calcext:value-type="string">
            <text:p>Harckeret</text:p>
          </table:table-cell>
          <table:table-cell table:style-name="ce755" table:content-validation-name="val148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5"/>
          <table:table-cell table:style-name="ce853" table:content-validation-name="val148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54"/>
          <table:table-cell table:number-columns-repeated="238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74" table:number-columns-spanned="2" table:number-rows-spanned="1"/>
          <table:covered-table-cell table:style-name="ce8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434" office:value-type="string" calcext:value-type="string">
            <text:p>KÉ</text:p>
          </table:table-cell>
          <table:table-cell table:style-name="ce1457" office:value-type="string" calcext:value-type="string">
            <text:p>TÉ</text:p>
          </table:table-cell>
          <table:table-cell table:style-name="ce14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3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34" table:content-validation-name="val178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57" table:content-validation-name="val178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57" table:content-validation-name="val178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8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54"/>
          <table:table-cell table:number-columns-repeated="238"/>
        </table:table-row>
        <table:table-row table:style-name="ro1">
          <table:table-cell table:style-name="ce7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2" table:number-columns-spanned="2" table:number-rows-spanned="1"/>
          <table:covered-table-cell table:style-name="ce963"/>
          <table:table-cell table:style-name="ce880" office:value-type="string" calcext:value-type="string">
            <text:p>MGT full</text:p>
          </table:table-cell>
          <table:table-cell table:style-name="ce936" table:content-validation-name="val144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8"/>
          <table:table-cell table:style-name="ce866" table:content-validation-name="val178" table:formula="of:=IF([.$B$55]&gt;0;[.L$62];[$Data.$T$17])" office:value-type="float" office:value="-10" calcext:value-type="float">
            <text:p>-10</text:p>
          </table:table-cell>
          <table:table-cell table:style-name="ce1461" table:content-validation-name="val178" table:formula="of:=IF([.$B$55]&gt;0;[.M$62];[$Data.$T$17])" office:value-type="float" office:value="-10" calcext:value-type="float">
            <text:p>-10</text:p>
          </table:table-cell>
          <table:table-cell table:style-name="ce1461" table:content-validation-name="val178" table:formula="of:=IF([.$B$55]&gt;0;[.N$62];[$Data.$T$17])" office:value-type="float" office:value="-10" calcext:value-type="float">
            <text:p>-10</text:p>
          </table:table-cell>
          <table:table-cell table:style-name="ce1461" table:content-validation-name="val178" table:formula="of:=IF([.$B$55]&gt;0;[.O$62];0)" office:value-type="float" office:value="0" calcext:value-type="float">
            <text:p>0</text:p>
          </table:table-cell>
          <table:table-cell table:style-name="ce1461" table:formula="of:=[.P62]" office:value-type="float" office:value="0" calcext:value-type="float">
            <text:p>0</text:p>
          </table:table-cell>
          <table:table-cell table:style-name="ce907"/>
          <table:table-cell table:style-name="ce1068"/>
          <table:table-cell table:number-columns-repeated="238"/>
        </table:table-row>
        <table:table-row table:style-name="ro1">
          <table:table-cell table:style-name="ce7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5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11"/>
          <table:table-cell table:style-name="ce748" table:number-columns-repeated="3"/>
          <table:table-cell table:style-name="ce1068" table:number-columns-repeated="3"/>
          <table:table-cell table:style-name="ce1175"/>
          <table:table-cell table:style-name="ce633"/>
          <table:table-cell table:style-name="ce1068"/>
          <table:table-cell table:number-columns-repeated="238"/>
        </table:table-row>
        <table:table-row table:style-name="ro1">
          <table:table-cell table:style-name="ce7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6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63" office:value-type="string" calcext:value-type="string">
            <text:p>Szúró</text:p>
          </table:table-cell>
          <table:table-cell table:style-name="ce96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8" table:number-columns-repeated="3"/>
          <table:table-cell table:style-name="ce1068" table:number-columns-repeated="3"/>
          <table:table-cell table:style-name="ce1175"/>
          <table:table-cell table:style-name="ce633"/>
          <table:table-cell table:style-name="ce106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92" table:content-validation-name="val115" table:number-columns-spanned="2" table:number-rows-spanned="1"/>
          <table:covered-table-cell table:style-name="ce892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7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48" table:number-columns-repeated="2"/>
          <table:table-cell table:style-name="ce1068" table:number-columns-repeated="3"/>
          <table:table-cell table:style-name="ce1175"/>
          <table:table-cell table:style-name="ce633"/>
          <table:table-cell table:style-name="ce1068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754" table:number-columns-repeated="2"/>
          <table:table-cell table:number-columns-repeated="3"/>
          <table:table-cell table:style-name="ce754"/>
          <table:table-cell table:style-name="ce1273"/>
          <table:table-cell table:style-name="ce748" table:number-columns-repeated="3"/>
          <table:table-cell table:style-name="ce1068" table:number-columns-repeated="3"/>
          <table:table-cell table:style-name="ce1175"/>
          <table:table-cell table:style-name="ce633"/>
          <table:table-cell table:style-name="ce1068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8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8"/>
          <table:table-cell table:style-name="Default" table:number-columns-repeated="3"/>
          <table:table-cell table:style-name="ce1068" table:number-columns-repeated="2"/>
          <table:table-cell table:style-name="ce1175"/>
          <table:table-cell table:style-name="ce633"/>
          <table:table-cell table:style-name="ce106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1049"/>
          <table:table-cell table:style-name="ce1101"/>
          <table:table-cell table:style-name="ce1155"/>
          <table:table-cell table:style-name="ce1252"/>
          <table:table-cell table:style-name="ce748" table:number-columns-repeated="2"/>
          <table:table-cell table:style-name="Default" table:number-columns-repeated="3"/>
          <table:table-cell table:style-name="ce748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1052"/>
          <table:table-cell table:style-name="ce810"/>
          <table:table-cell table:style-name="ce1158"/>
          <table:table-cell table:style-name="ce1253"/>
          <table:table-cell table:style-name="ce748" table:number-columns-repeated="2"/>
          <table:table-cell table:style-name="Default" table:number-columns-repeated="3"/>
          <table:table-cell table:style-name="ce748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1054"/>
          <table:table-cell table:style-name="ce811"/>
          <table:table-cell table:style-name="ce1159"/>
          <table:table-cell table:style-name="ce1255"/>
          <table:table-cell table:style-name="ce748" table:number-columns-repeated="2"/>
          <table:table-cell table:style-name="Default" table:number-columns-repeated="3"/>
          <table:table-cell table:style-name="ce748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766"/>
          <table:table-cell table:style-name="ce812"/>
          <table:table-cell table:style-name="ce850"/>
          <table:table-cell table:style-name="ce957"/>
          <table:table-cell table:style-name="ce748" table:number-columns-repeated="6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767"/>
          <table:table-cell table:style-name="ce813"/>
          <table:table-cell table:style-name="ce852"/>
          <table:table-cell table:style-name="ce958"/>
          <table:table-cell table:style-name="ce748" table:number-columns-repeated="6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48" table:number-columns-repeated="6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8"/>
          <table:covered-table-cell table:style-name="ce825"/>
          <table:table-cell table:style-name="ce748" table:number-columns-repeated="6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8" table:number-columns-repeated="6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68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48" table:number-columns-repeated="3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748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48" table:number-columns-repeated="3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ce748" table:number-columns-repeated="15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748" table:number-columns-repeated="10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 table:number-rows-repeated="65463">
          <table:table-cell table:style-name="ce748" table:number-columns-repeated="15"/>
          <table:table-cell table:style-name="ce828"/>
          <table:table-cell table:style-name="ce633"/>
          <table:table-cell table:style-name="ce748"/>
          <table:table-cell table:number-columns-repeated="238"/>
        </table:table-row>
        <table:table-row table:style-name="ro2" table:number-rows-repeated="9">
          <table:table-cell table:style-name="ce74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8" table:default-cell-style-name="ce208"/>
        <table:table-column table:style-name="co49" table:default-cell-style-name="ce208"/>
        <table:table-column table:style-name="co50" table:default-cell-style-name="ce208"/>
        <table:table-column table:style-name="co51" table:default-cell-style-name="ce208"/>
        <table:table-column table:style-name="co52" table:default-cell-style-name="ce208"/>
        <table:table-column table:style-name="co58" table:default-cell-style-name="ce208"/>
        <table:table-column table:style-name="co59" table:default-cell-style-name="ce1592"/>
        <table:table-column table:style-name="co60" table:default-cell-style-name="ce208"/>
        <table:table-column table:style-name="co61" table:default-cell-style-name="ce208"/>
        <table:table-column table:style-name="co62" table:number-columns-repeated="4" table:default-cell-style-name="ce208"/>
        <table:table-column table:style-name="co63" table:default-cell-style-name="ce539"/>
        <table:table-column table:style-name="co64" table:default-cell-style-name="ce208"/>
        <table:table-column table:style-name="co37" table:number-columns-repeated="2" table:default-cell-style-name="ce20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1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3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3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2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4" office:value-type="string" calcext:value-type="string">
            <text:p>Af Próba Nehézség</text:p>
          </table:table-cell>
          <table:table-cell table:style-name="ce1223" table:content-validation-name="val194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3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3" calcext:value-type="float">
            <text:p>3 →</text:p>
          </table:table-cell>
          <table:table-cell table:style-name="ce1225" table:content-validation-name="val195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55"/>
          <table:covered-table-cell table:style-name="ce1147" table:content-validation-name="val103"/>
          <table:covered-table-cell table:style-name="ce1555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6" calcext:value-type="float">
            <text:p>6 →</text:p>
          </table:table-cell>
          <table:table-cell table:style-name="ce1225" table:content-validation-name="val19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56"/>
          <table:covered-table-cell table:style-name="ce1148" table:content-validation-name="val103"/>
          <table:covered-table-cell table:style-name="ce1556" table:content-validation-name="val103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56"/>
          <table:covered-table-cell table:style-name="ce1148" table:content-validation-name="val103"/>
          <table:covered-table-cell table:style-name="ce1556" table:content-validation-name="val103"/>
          <table:table-cell/>
          <table:table-cell table:style-name="ce1224" table:content-validation-name="val195" office:value-type="float" office:value="9" calcext:value-type="float">
            <text:p>9 →</text:p>
          </table:table-cell>
          <table:table-cell table:style-name="ce1225" table:content-validation-name="val195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55"/>
          <table:covered-table-cell table:style-name="ce1147" table:content-validation-name="val103"/>
          <table:covered-table-cell table:style-name="ce1555" table:content-validation-name="val103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55"/>
          <table:covered-table-cell table:style-name="ce1147" table:content-validation-name="val103"/>
          <table:covered-table-cell table:style-name="ce1555" table:content-validation-name="val103"/>
          <table:table-cell table:style-name="ce260"/>
          <table:table-cell table:style-name="ce1224" table:content-validation-name="val195" office:value-type="float" office:value="12" calcext:value-type="float">
            <text:p>12 →</text:p>
          </table:table-cell>
          <table:table-cell table:style-name="ce1225" table:content-validation-name="val195" office:value-type="float" office:value="15" calcext:value-type="float">
            <text:p>15</text:p>
          </table:table-cell>
          <table:table-cell table:number-columns-repeated="240"/>
        </table:table-row>
        <table:table-row table:style-name="ro42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9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37" table:content-validation-name="val103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3"/>
          <table:covered-table-cell table:style-name="ce1263" table:content-validation-name="val103"/>
          <table:table-cell table:style-name="ce260"/>
          <table:table-cell table:style-name="ce1224" table:content-validation-name="val195" office:value-type="float" office:value="15" calcext:value-type="float">
            <text:p>15 →</text:p>
          </table:table-cell>
          <table:table-cell table:style-name="ce1225" table:content-validation-name="val19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5" office:value-type="float" office:value="18" calcext:value-type="float">
            <text:p>18 →</text:p>
          </table:table-cell>
          <table:table-cell table:style-name="ce1225" table:content-validation-name="val195" office:value-type="float" office:value="25" calcext:value-type="float">
            <text:p>25</text:p>
          </table:table-cell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7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table-cell table:style-name="ce1380" table:content-validation-name="val193" office:value-type="float" office:value="0" calcext:value-type="float">
            <text:p>0</text:p>
          </table:table-cell>
          <table:table-cell table:style-name="ce1637" table:content-validation-name="val103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5" office:value-type="float" office:value="21" calcext:value-type="float">
            <text:p>21 →</text:p>
          </table:table-cell>
          <table:table-cell table:style-name="ce1225" table:content-validation-name="val19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5" office:value-type="float" office:value="24" calcext:value-type="float">
            <text:p>24 →</text:p>
          </table:table-cell>
          <table:table-cell table:style-name="ce1225" table:content-validation-name="val19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18" table:content-validation-name="val179" table:number-columns-spanned="4" table:number-rows-spanned="1"/>
          <table:covered-table-cell table:style-name="ce1542" table:content-validation-name="val184"/>
          <table:covered-table-cell table:style-name="ce275" table:content-validation-name="val184"/>
          <table:covered-table-cell table:style-name="ce252" table:content-validation-name="val184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5" office:value-type="float" office:value="27" calcext:value-type="float">
            <text:p>27 →</text:p>
          </table:table-cell>
          <table:table-cell table:style-name="ce1225" table:content-validation-name="val19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0" table:number-columns-spanned="4" table:number-rows-spanned="1"/>
          <table:covered-table-cell table:style-name="ce1543" table:content-validation-name="val184"/>
          <table:covered-table-cell table:style-name="ce1274" table:content-validation-name="val184"/>
          <table:covered-table-cell table:style-name="ce235" table:content-validation-name="val184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5" office:value-type="float" office:value="30" calcext:value-type="float">
            <text:p>30 →</text:p>
          </table:table-cell>
          <table:table-cell table:style-name="ce1225" table:content-validation-name="val19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0"/>
          <table:table-cell table:style-name="ce1521" table:content-validation-name="val190" table:formula="of:=[$Data.$C$30]" office:value-type="float" office:value="3" calcext:value-type="float">
            <text:p>3</text:p>
          </table:table-cell>
          <table:table-cell table:style-name="ce1381" table:content-validation-name="val188"/>
          <table:table-cell table:style-name="ce1266" table:content-validation-name="val10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5"/>
          <table:table-cell table:number-columns-repeated="236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1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3" table:formula="of:=[.$L28]*[$Data.$C$12]" office:value-type="float" office:value="0" calcext:value-type="float">
            <text:p>0</text:p>
          </table:table-cell>
          <table:table-cell table:style-name="ce165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1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7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3" table:formula="of:=[.$E32]*[$Data.$C$12]" office:value-type="float" office:value="0" calcext:value-type="float">
            <text:p>0</text:p>
          </table:table-cell>
          <table:table-cell/>
          <table:table-cell table:style-name="ce151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7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3" table:formula="of:=[.$E33]*[$Data.$C$12]" office:value-type="float" office:value="0" calcext:value-type="float">
            <text:p>0</text:p>
          </table:table-cell>
          <table:table-cell/>
          <table:table-cell table:style-name="ce151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7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3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3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3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6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3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3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6" table:content-validation-name="val183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3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28" table:content-validation-name="val5" table:number-columns-spanned="13" table:number-rows-spanned="1"/>
          <table:covered-table-cell table:number-columns-repeated="5" table:style-name="ce1528" table:content-validation-name="val5"/>
          <table:covered-table-cell table:style-name="ce1106" table:content-validation-name="val5"/>
          <table:covered-table-cell table:number-columns-repeated="5" table:style-name="ce15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42"/>
        <table:table-column table:style-name="co54" table:default-cell-style-name="ce208"/>
        <table:table-column table:style-name="co37" table:number-columns-repeated="4" table:default-cell-style-name="ce208"/>
        <table:table-column table:style-name="co55" table:default-cell-style-name="ce208"/>
        <table:table-column table:style-name="co56" table:default-cell-style-name="ce208"/>
        <table:table-column table:style-name="co37" table:number-columns-repeated="6" table:default-cell-style-name="ce208"/>
        <table:table-column table:style-name="co57" table:default-cell-style-name="ce208"/>
        <table:table-column table:style-name="co37" table:number-columns-repeated="241" table:default-cell-style-name="ce208"/>
        <table:table-column table:style-name="co14" table:number-columns-repeated="16128" table:default-cell-style-name="ce208"/>
        <table:table-row table:style-name="ro8">
          <table:table-cell table:style-name="ce166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9"/>
          <table:table-cell table:style-name="ce1677" office:value-type="string" calcext:value-type="string">
            <text:p>Fegyver</text:p>
          </table:table-cell>
          <table:table-cell table:style-name="ce1701" office:value-type="string" calcext:value-type="string">
            <text:p>Típus</text:p>
          </table:table-cell>
          <table:table-cell table:style-name="ce1677" office:value-type="string" calcext:value-type="string">
            <text:p>SP</text:p>
          </table:table-cell>
          <table:table-cell table:style-name="ce1797" office:value-type="string" calcext:value-type="string">
            <text:p>Sebzés módja</text:p>
          </table:table-cell>
          <table:table-cell table:style-name="ce1810" office:value-type="string" calcext:value-type="string">
            <text:p>Átütés</text:p>
          </table:table-cell>
          <table:table-cell table:style-name="ce1810" office:value-type="string" calcext:value-type="string">
            <text:p>Íves</text:p>
          </table:table-cell>
          <table:table-cell table:style-name="ce1822" office:value-type="string" calcext:value-type="string">
            <text:p>1,5 kezes</text:p>
          </table:table-cell>
          <table:table-cell table:style-name="ce1810" office:value-type="string" calcext:value-type="string">
            <text:p>Pengehossz</text:p>
          </table:table-cell>
          <table:table-cell table:style-name="ce1810" office:value-type="string" calcext:value-type="string">
            <text:p>KÉ</text:p>
          </table:table-cell>
          <table:table-cell table:style-name="ce1810" office:value-type="string" calcext:value-type="string">
            <text:p>TÉ</text:p>
          </table:table-cell>
          <table:table-cell table:style-name="ce1810" office:value-type="string" calcext:value-type="string">
            <text:p>VÉ</text:p>
          </table:table-cell>
          <table:table-cell table:style-name="ce1810" office:value-type="string" calcext:value-type="string">
            <text:p>Sebesség</text:p>
          </table:table-cell>
          <table:table-cell table:style-name="ce1701" office:value-type="string" calcext:value-type="string">
            <text:p>Harcmodor</text:p>
          </table:table-cell>
          <table:table-cell table:style-name="ce1906" office:value-type="string" calcext:value-type="string">
            <text:p>Megjegyzés</text:p>
          </table:table-cell>
          <table:table-cell table:style-name="ce1949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Közelharci fegyverek</text:p>
          </table:table-cell>
          <table:table-cell table:style-name="ce1678" office:value-type="string" calcext:value-type="string">
            <text:p><text:s/>__</text:p>
          </table:table-cell>
          <table:table-cell table:style-name="ce1703"/>
          <table:table-cell table:number-columns-repeated="3" table:style-name="ce1703" office:value-type="string" calcext:value-type="string">
            <text:p>N/A</text:p>
          </table:table-cell>
          <table:table-cell table:style-name="ce1678"/>
          <table:table-cell table:style-name="ce1823"/>
          <table:table-cell table:number-columns-repeated="5" table:style-name="ce1703" office:value-type="string" calcext:value-type="string">
            <text:p>N/A</text:p>
          </table:table-cell>
          <table:table-cell table:style-name="ce1678" table:number-columns-repeated="2"/>
          <table:table-cell table:style-name="ce1950" table:number-columns-repeated="241"/>
          <table:table-cell table:number-columns-repeated="16128"/>
        </table:table-row>
        <table:table-row table:style-name="ro18">
          <table:table-cell/>
          <table:table-cell table:style-name="ce1679" office:value-type="string" calcext:value-type="string">
            <text:p>Puszta kéz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-5" calcext:value-type="float">
            <text:p>-5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24"/>
          <table:table-cell table:style-name="ce1834" office:value-type="float" office:value="0" calcext:value-type="float">
            <text:p>0</text:p>
          </table:table-cell>
          <table:table-cell table:number-columns-repeated="3" table:style-name="ce1705" office:value-type="float" office:value="-10" calcext:value-type="float">
            <text:p>-10</text:p>
          </table:table-cell>
          <table:table-cell table:style-name="ce1705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Tő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69"/>
          <table:table-cell table:style-name="ce1681" office:value-type="string" calcext:value-type="string">
            <text:p>Béltépő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Dzsambi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Garott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string" calcext:value-type="string">
            <text:p>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string" calcext:value-type="string">
            <text:p>spec.</text:p>
          </table:table-cell>
          <table:table-cell table:number-columns-repeated="3"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-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é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Kriszké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Levéltőr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/V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08" office:value-type="float" office:value="0" calcext:value-type="float">
            <text:p>0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4" calcext:value-type="float">
            <text:p>4</text:p>
          </table:table-cell>
          <table:table-cell table:number-columns-repeated="2"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Markolatgomb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Méregfog</text:p>
          </table:table-cell>
          <table:table-cell table:style-name="ce1708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number-columns-repeated="2" table:style-name="ce1720" office:value-type="float" office:value="0" calcext:value-type="float">
            <text:p>0</text:p>
          </table:table-cell>
          <table:table-cell table:style-name="ce1828"/>
          <table:table-cell table:style-name="ce1708" office:value-type="float" office:value="0" calcext:value-type="float">
            <text:p>0</text:p>
          </table:table-cell>
          <table:table-cell table:style-name="ce1720" office:value-type="float" office:value="1" calcext:value-type="float">
            <text:p>1</text:p>
          </table:table-cell>
          <table:table-cell table:number-columns-repeated="2" table:style-name="ce1720" office:value-type="float" office:value="3" calcext:value-type="float">
            <text:p>3</text:p>
          </table:table-cell>
          <table:table-cell table:style-name="ce1720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Pugos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3" calcext:value-type="float">
            <text:p>3</text:p>
          </table:table-cell>
          <table:table-cell table:number-columns-repeated="3"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681" office:value-type="string" calcext:value-type="string">
            <text:p>Tőr, hárít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1" office:value-type="string" calcext:value-type="string">
            <text:p><text:span text:style-name="T31">Nagyon</text:span><text:span text:style-name="T3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Tőr, kígy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2" calcext:value-type="float">
            <text:p>2</text:p>
          </table:table-cell>
          <table:table-cell table:number-columns-repeated="2" table:style-name="ce1708" office:value-type="float" office:value="4" calcext:value-type="float">
            <text:p>4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Tőr, ököl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-5" calcext:value-type="float">
            <text:p>-5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-5" calcext:value-type="float">
            <text:p>-5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/>
          <table:table-cell table:number-columns-repeated="16369"/>
        </table:table-row>
        <table:table-row table:style-name="ro2">
          <table:table-cell table:style-name="ce1672"/>
          <table:table-cell table:style-name="ce1684" office:value-type="string" calcext:value-type="string">
            <text:p>Tőr, páncélszúró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string" calcext:value-type="string">
            <text:p>S</text:p>
          </table:table-cell>
          <table:table-cell table:style-name="ce1811" office:value-type="string" calcext:value-type="string">
            <text:p>5+Erő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özelharc</text:p>
          </table:table-cell>
          <table:table-cell table:style-name="ce1912" office:value-type="string" calcext:value-type="string">
            <text:p>-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/>
          <table:table-cell table:style-name="ce1681" office:value-type="string" calcext:value-type="string">
            <text:p>Tőr, Sla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özelharc</text:p>
          </table:table-cell>
          <table:table-cell table:style-name="ce1910"/>
          <table:table-cell table:number-columns-repeated="16369"/>
        </table:table-row>
        <table:table-row table:style-name="ro1">
          <table:table-cell table:style-name="ce1673"/>
          <table:table-cell table:style-name="ce1688" office:value-type="string" calcext:value-type="string">
            <text:p>Vasököl / páncélkesztyű</text:p>
          </table:table-cell>
          <table:table-cell table:style-name="ce1710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style-name="ce1812" office:value-type="float" office:value="0" calcext:value-type="float">
            <text:p>0</text:p>
          </table:table-cell>
          <table:table-cell table:style-name="ce1710" office:value-type="float" office:value="0" calcext:value-type="float">
            <text:p>0</text:p>
          </table:table-cell>
          <table:table-cell table:style-name="ce1829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843" office:value-type="string" calcext:value-type="string">
            <text:p>közelharc</text:p>
          </table:table-cell>
          <table:table-cell table:style-name="ce1913" office:value-type="string" calcext:value-type="string">
            <text:p>Erőbónusz: 0 feletti rész 1:1-ben számít be.</text:p>
          </table:table-cell>
          <table:table-cell table:style-name="ce288" table:number-columns-repeated="241"/>
          <table:table-cell table:number-columns-repeated="16128"/>
        </table:table-row>
        <table:table-row table:style-name="ro20">
          <table:table-cell table:style-name="ce1670" office:value-type="string" calcext:value-type="string">
            <text:p>Kardvívó fegyverek</text:p>
          </table:table-cell>
          <table:table-cell table:style-name="ce1679" office:value-type="string" calcext:value-type="string">
            <text:p>Kard, dzsenn szably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2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8" calcext:value-type="float">
            <text:p>8</text:p>
          </table:table-cell>
          <table:table-cell table:number-columns-repeated="2" table:style-name="ce1705" office:value-type="float" office:value="15" calcext:value-type="float">
            <text:p>15</text:p>
          </table:table-cell>
          <table:table-cell table:style-name="ce1705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emreli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7" calcext:value-type="float">
            <text:p>7</text:p>
          </table:table-cell>
          <table:table-cell table:number-columns-repeated="2" table:style-name="ce1708" office:value-type="float" office:value="13" calcext:value-type="float">
            <text:p>13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4"/>
          <table:table-cell table:number-columns-repeated="16369"/>
        </table:table-row>
        <table:table-row table:style-name="ro21">
          <table:table-cell/>
          <table:table-cell table:style-name="ce1681" office:value-type="string" calcext:value-type="string">
            <text:p>Kard, fejvadász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1" calcext:value-type="float">
            <text:p>11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3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ard, handzsá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hiequar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/V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hosszú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0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Kard, jatagán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800" office:value-type="string" calcext:value-type="string">
            <text:p><text:span text:style-name="T29"> </text:span><text:span text:style-name="T30">V/S</text:span>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ard, két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float" office:value="15" calcext:value-type="float">
            <text:p>15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khossa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1" calcext:value-type="float">
            <text:p>11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kígyó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800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5" calcext:value-type="float">
            <text:p>5</text:p>
          </table:table-cell>
          <table:table-cell table:number-columns-repeated="2" table:style-name="ce1708" office:value-type="float" office:value="11" calcext:value-type="float">
            <text:p>11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Kard, Lagoss 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0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8" calcext:value-type="float">
            <text:p>8</text:p>
          </table:table-cell>
          <table:table-cell table:number-columns-repeated="2" table:style-name="ce1708" office:value-type="float" office:value="16" calcext:value-type="float">
            <text:p>16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lovag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float" office:value="15" calcext:value-type="float">
            <text:p>15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81" office:value-type="string" calcext:value-type="string">
            <text:p>Kard, másfél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8" calcext:value-type="float">
            <text:p>8</text:p>
          </table:table-cell>
          <table:table-cell table:number-columns-repeated="2" table:style-name="ce1708" office:value-type="float" office:value="16" calcext:value-type="float">
            <text:p>16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mesterka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8" calcext:value-type="float">
            <text:p>18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kardvívás</text:p>
          </table:table-cell>
          <table:table-cell table:style-name="ce19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81" office:value-type="string" calcext:value-type="string">
            <text:p>Kard, Pugoss 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rövi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/V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4" calcext:value-type="float">
            <text:p>4</text:p>
          </table:table-cell>
          <table:table-cell table:number-columns-repeated="2"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ard, Slan 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19" calcext:value-type="float">
            <text:p>19</text:p>
          </table:table-cell>
          <table:table-cell table:style-name="ce1708" office:value-type="float" office:value="13" calcext:value-type="float">
            <text:p>13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Kard, Slan rövi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V/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1" calcext:value-type="float">
            <text:p>11</text:p>
          </table:table-cell>
          <table:table-cell table:number-columns-repeated="2" table:style-name="ce1708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81" office:value-type="string" calcext:value-type="string">
            <text:p>Kard, Slan csataka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23" calcext:value-type="float">
            <text:p>23</text:p>
          </table:table-cell>
          <table:table-cell table:style-name="ce1708" office:value-type="float" office:value="17" calcext:value-type="float">
            <text:p>17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Kard, szably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V/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72"/>
          <table:table-cell table:style-name="ce1684" office:value-type="string" calcext:value-type="string">
            <text:p>Mara-sequor 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string" calcext:value-type="string">
            <text:p>V/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1.5" calcext:value-type="float">
            <text:p>1,5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16" calcext:value-type="float">
            <text:p>16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34">MK, KF</text:span><text:span text:style-name="T35">: Tradíció: Fejvadász – 9.szint, Spec: ⭕</text:span>TODO</text:p>
          </table:table-cell>
          <table:table-cell table:style-name="ce548" table:number-columns-repeated="241"/>
          <table:table-cell table:number-columns-repeated="16128"/>
        </table:table-row>
        <table:table-row table:style-name="ro5">
          <table:table-cell table:style-name="ce1672"/>
          <table:table-cell table:style-name="ce1684" office:value-type="string" calcext:value-type="string">
            <text:p>Meneth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kardvívás</text:p>
          </table:table-cell>
          <table:table-cell table:style-name="ce1917" office:value-type="string" calcext:value-type="string">
            <text:p><text:span text:style-name="T34">KF</text:span><text:span text:style-name="T35">: Tradíció: Amund - 9.szint, Spec: ⭕TODO</text:span>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/>
          <table:table-cell table:style-name="ce1681" office:value-type="string" calcext:value-type="string">
            <text:p>Predoci egyeneskard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/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float" office:value="13" calcext:value-type="float">
            <text:p>13</text:p>
          </table:table-cell>
          <table:table-cell table:style-name="ce1709" office:value-type="float" office:value="11" calcext:value-type="float">
            <text:p>11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kardvívás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81" office:value-type="string" calcext:value-type="string">
            <text:p>Sequor 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V/S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6" calcext:value-type="float">
            <text:p>6</text:p>
          </table:table-cell>
          <table:table-cell table:style-name="ce1709" office:value-type="float" office:value="13" calcext:value-type="float">
            <text:p>13</text:p>
          </table:table-cell>
          <table:table-cell table:style-name="ce1709" office:value-type="float" office:value="11" calcext:value-type="float">
            <text:p>11</text:p>
          </table:table-cell>
          <table:table-cell table:style-name="ce1709" office:value-type="float" office:value="5" calcext:value-type="float">
            <text:p>5</text:p>
          </table:table-cell>
          <table:table-cell table:style-name="ce1841" office:value-type="string" calcext:value-type="string">
            <text:p>kardvívás</text:p>
          </table:table-cell>
          <table:table-cell table:style-name="ce191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43"/>
          <table:table-cell table:style-name="ce1689" office:value-type="string" calcext:value-type="string">
            <text:p>Tőrkard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string" calcext:value-type="string">
            <text:p>S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830"/>
          <table:table-cell table:style-name="ce1711" office:value-type="float" office:value="1" calcext:value-type="float">
            <text:p>1</text:p>
          </table:table-cell>
          <table:table-cell table:style-name="ce1711" office:value-type="float" office:value="6" calcext:value-type="float">
            <text:p>6</text:p>
          </table:table-cell>
          <table:table-cell table:number-columns-repeated="2" table:style-name="ce1711" office:value-type="float" office:value="12" calcext:value-type="float">
            <text:p>12</text:p>
          </table:table-cell>
          <table:table-cell table:style-name="ce1711" office:value-type="float" office:value="5" calcext:value-type="float">
            <text:p>5</text:p>
          </table:table-cell>
          <table:table-cell table:style-name="ce1844" office:value-type="string" calcext:value-type="string">
            <text:p>kardvívás</text:p>
          </table:table-cell>
          <table:table-cell table:style-name="ce192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36">+2</text:span></text:p>
            <text:p><text:span text:style-name="T16">- Zúzó fegyverek ellen VÉ büntetés: </text:span><text:span text:style-name="T36">-8 VÉ</text:span></text:p>
          </table:table-cell>
          <table:table-cell table:style-name="ce1951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Zúzó fegyverek</text:p>
          </table:table-cell>
          <table:table-cell table:style-name="ce1679" office:value-type="string" calcext:value-type="string">
            <text:p>Bot, rövid</text:p>
          </table:table-cell>
          <table:table-cell table:style-name="ce1705" office:value-type="string" calcext:value-type="string">
            <text:p>egykezes</text:p>
          </table:table-cell>
          <table:table-cell table:style-name="ce1716" office:value-type="float" office:value="-3" calcext:value-type="float">
            <text:p>-3</text:p>
          </table:table-cell>
          <table:table-cell table:style-name="ce1716" office:value-type="string" calcext:value-type="string">
            <text:p>Z</text:p>
          </table:table-cell>
          <table:table-cell table:number-columns-repeated="2" table:style-name="ce1716" office:value-type="float" office:value="0" calcext:value-type="float">
            <text:p>0</text:p>
          </table:table-cell>
          <table:table-cell table:style-name="ce1824"/>
          <table:table-cell table:style-name="ce1708" office:value-type="float" office:value="0.5" calcext:value-type="float">
            <text:p>0,5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9" calcext:value-type="float">
            <text:p>9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5" calcext:value-type="float">
            <text:p>5</text:p>
          </table:table-cell>
          <table:table-cell table:style-name="ce1841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ot, furkó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-1" calcext:value-type="float">
            <text:p>-1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5" office:value-type="float" office:value="1" calcext:value-type="float">
            <text:p>1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egykezes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801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16" office:value-type="float" office:value="1" calcext:value-type="float">
            <text:p>1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2" calcext:value-type="float">
            <text:p>12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kétkeze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.5" calcext:value-type="float">
            <text:p>1,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number-columns-repeated="2" table:style-name="ce1709" office:value-type="float" office:value="8" calcext:value-type="float">
            <text:p>8</text:p>
          </table:table-cell>
          <table:table-cell table:style-name="ce1842" office:value-type="string" calcext:value-type="string">
            <text:p>zúzás</text:p>
          </table:table-cell>
          <table:table-cell table:style-name="ce19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lánco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15" calcext:value-type="float">
            <text:p>15</text:p>
          </table:table-cell>
          <table:table-cell table:number-columns-repeated="2"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shadleki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Buzogány, tollas</text:p>
          </table:table-cell>
          <table:table-cell table:style-name="ce1708" office:value-type="string" calcext:value-type="string">
            <text:p>egy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Z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0.5" calcext:value-type="float">
            <text:p>0,5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9" calcext:value-type="float">
            <text:p>9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5" calcext:value-type="float">
            <text:p>5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Csatabárd, egykezes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4" calcext:value-type="float">
            <text:p>4</text:p>
          </table:table-cell>
          <table:table-cell table:number-columns-repeated="2" table:style-name="ce1708" office:value-type="float" office:value="8" calcext:value-type="float">
            <text:p>8</text:p>
          </table:table-cell>
          <table:table-cell table:style-name="ce1708" office:value-type="float" office:value="6" calcext:value-type="float">
            <text:p>6</text:p>
          </table:table-cell>
          <table:table-cell table:style-name="ce1841" office:value-type="string" calcext:value-type="string">
            <text:p>zúzás</text:p>
          </table:table-cell>
          <table:table-cell table:style-name="ce1917"/>
          <table:table-cell table:number-columns-repeated="16369"/>
        </table:table-row>
        <table:table-row table:style-name="ro2">
          <table:table-cell/>
          <table:table-cell table:style-name="ce1681" office:value-type="string" calcext:value-type="string">
            <text:p>Csatabárd, két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1.5" calcext:value-type="float">
            <text:p>1,5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8" calcext:value-type="float">
            <text:p>18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8" calcext:value-type="float">
            <text:p>8</text:p>
          </table:table-cell>
          <table:table-cell table:style-name="ce1841" office:value-type="string" calcext:value-type="string">
            <text:p>zúzás</text:p>
          </table:table-cell>
          <table:table-cell table:style-name="ce1915"/>
          <table:table-cell table:number-columns-repeated="16369"/>
        </table:table-row>
        <table:table-row table:style-name="ro20">
          <table:table-cell/>
          <table:table-cell table:style-name="ce1681" office:value-type="string" calcext:value-type="string">
            <text:p>Csatacsákány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0.5" calcext:value-type="float">
            <text:p>0,5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7" calcext:value-type="float">
            <text:p>7</text:p>
          </table:table-cell>
          <table:table-cell table:style-name="ce1841" office:value-type="string" calcext:value-type="string">
            <text:p>zúzás</text:p>
          </table:table-cell>
          <table:table-cell table:style-name="ce19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689" office:value-type="string" calcext:value-type="string">
            <text:p>Harci kalapács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7" calcext:value-type="float">
            <text:p>7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830"/>
          <table:table-cell table:style-name="ce1713" office:value-type="float" office:value="1.5" calcext:value-type="float">
            <text:p>1,5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float" office:value="20" calcext:value-type="float">
            <text:p>20</text:p>
          </table:table-cell>
          <table:table-cell table:number-columns-repeated="2" table:style-name="ce1713" office:value-type="float" office:value="8" calcext:value-type="float">
            <text:p>8</text:p>
          </table:table-cell>
          <table:table-cell table:style-name="ce1845" office:value-type="string" calcext:value-type="string">
            <text:p>zúzás</text:p>
          </table:table-cell>
          <table:table-cell table:style-name="ce1921" office:value-type="string" calcext:value-type="string">
            <text:p>Erő követelmény: +2</text:p>
          </table:table-cell>
          <table:table-cell table:style-name="ce1951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ándzsavívó fegyverek</text:p>
          </table:table-cell>
          <table:table-cell table:style-name="ce1692" office:value-type="string" calcext:value-type="string">
            <text:p>Alabárd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4" calcext:value-type="float">
            <text:p>4</text:p>
          </table:table-cell>
          <table:table-cell table:style-name="ce1716" office:value-type="string" calcext:value-type="string">
            <text:p>S+Z/V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float" office:value="0" calcext:value-type="float">
            <text:p>0</text:p>
          </table:table-cell>
          <table:table-cell table:style-name="ce1824"/>
          <table:table-cell table:style-name="ce1709" office:value-type="float" office:value="3" calcext:value-type="float">
            <text:p>3</text:p>
          </table:table-cell>
          <table:table-cell table:style-name="ce1716" office:value-type="float" office:value="12" calcext:value-type="float">
            <text:p>12</text:p>
          </table:table-cell>
          <table:table-cell table:number-columns-repeated="2" table:style-name="ce1716" office:value-type="float" office:value="28" calcext:value-type="float">
            <text:p>28</text:p>
          </table:table-cell>
          <table:table-cell table:style-name="ce1716" office:value-type="float" office:value="8" calcext:value-type="float">
            <text:p>8</text:p>
          </table:table-cell>
          <table:table-cell table:style-name="ce1842" office:value-type="string" calcext:value-type="string">
            <text:p>lándzsavívás</text:p>
          </table:table-cell>
          <table:table-cell table:style-name="ce1922" office:value-type="string" calcext:value-type="string">
            <text:p>Talán a legjobb a páncélok ellen</text:p>
          </table:table-cell>
          <table:table-cell table:style-name="ce548" table:number-columns-repeated="241"/>
          <table:table-cell table:number-columns-repeated="16128"/>
        </table:table-row>
        <table:table-row table:style-name="ro1">
          <table:table-cell table:style-name="ce1672"/>
          <table:table-cell table:style-name="ce1684" office:value-type="string" calcext:value-type="string">
            <text:p>Bot, hosszú</text:p>
          </table:table-cell>
          <table:table-cell table:style-name="ce1709" office:value-type="string" calcext:value-type="string">
            <text:p>kétkezes</text:p>
          </table:table-cell>
          <table:table-cell table:style-name="ce1721" office:value-type="float" office:value="1" calcext:value-type="float">
            <text:p>1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16" calcext:value-type="float">
            <text:p>16</text:p>
          </table:table-cell>
          <table:table-cell table:style-name="ce1709" office:value-type="float" office:value="24" calcext:value-type="float">
            <text:p>24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lándzsavívás</text:p>
          </table:table-cell>
          <table:table-cell table:style-name="ce548" table:number-columns-repeated="242"/>
          <table:table-cell table:number-columns-repeated="16128"/>
        </table:table-row>
        <table:table-row table:style-name="ro23">
          <table:table-cell table:style-name="ce1672"/>
          <table:table-cell table:style-name="ce1684" office:value-type="string" calcext:value-type="string">
            <text:p>Lándzsa</text:p>
          </table:table-cell>
          <table:table-cell table:style-name="ce1709" office:value-type="string" calcext:value-type="string">
            <text:p>két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string" calcext:value-type="string">
            <text:p>4/0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14" calcext:value-type="float">
            <text:p>14</text:p>
          </table:table-cell>
          <table:table-cell table:number-columns-repeated="2" table:style-name="ce1709" office:value-type="float" office:value="32" calcext:value-type="float">
            <text:p>32</text:p>
          </table:table-cell>
          <table:table-cell table:style-name="ce1709" office:value-type="float" office:value="6" calcext:value-type="float">
            <text:p>6</text:p>
          </table:table-cell>
          <table:table-cell table:style-name="ce1842" office:value-type="string" calcext:value-type="string">
            <text:p>lándzsavívás</text:p>
          </table:table-cell>
          <table:table-cell table:style-name="ce1923" office:value-type="string" calcext:value-type="string">
            <text:p>Keskeny: +2</text:p>
            <text:p>Széles hegyű: +2</text:p>
          </table:table-cell>
          <table:table-cell table:style-name="ce548" table:number-columns-repeated="241"/>
          <table:table-cell table:number-columns-repeated="16128"/>
        </table:table-row>
        <table:table-row table:style-name="ro23">
          <table:table-cell table:style-name="ce1672"/>
          <table:table-cell table:style-name="ce1684" office:value-type="string" calcext:value-type="string">
            <text:p>Pika</text:p>
          </table:table-cell>
          <table:table-cell table:style-name="ce1709" office:value-type="string" calcext:value-type="string">
            <text:p>két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string" calcext:value-type="string">
            <text:p>4/0</text:p>
          </table:table-cell>
          <table:table-cell table:style-name="ce1709" office:value-type="float" office:value="0" calcext:value-type="float">
            <text:p>0</text:p>
          </table:table-cell>
          <table:table-cell table:style-name="ce1825"/>
          <table:table-cell table:style-name="ce1709" office:value-type="float" office:value="4" calcext:value-type="float">
            <text:p>4</text:p>
          </table:table-cell>
          <table:table-cell table:style-name="ce1709" office:value-type="float" office:value="18" calcext:value-type="float">
            <text:p>18</text:p>
          </table:table-cell>
          <table:table-cell table:number-columns-repeated="2" table:style-name="ce1709" office:value-type="float" office:value="40" calcext:value-type="float">
            <text:p>40</text:p>
          </table:table-cell>
          <table:table-cell table:style-name="ce1709" office:value-type="float" office:value="9" calcext:value-type="float">
            <text:p>9</text:p>
          </table:table-cell>
          <table:table-cell table:style-name="ce1842" office:value-type="string" calcext:value-type="string">
            <text:p>lándzsavívás</text:p>
          </table:table-cell>
          <table:table-cell table:style-name="ce1923" office:value-type="string" calcext:value-type="string">
            <text:p>Keskeny: +2</text:p>
            <text:p>Széles hegyű: +2</text:p>
          </table:table-cell>
          <table:table-cell table:style-name="ce548" table:number-columns-repeated="241"/>
          <table:table-cell table:number-columns-repeated="16128"/>
        </table:table-row>
        <table:table-row table:style-name="ro2">
          <table:table-cell table:style-name="ce1672"/>
          <table:table-cell table:style-name="ce1684" office:value-type="string" calcext:value-type="string">
            <text:p>Szigony, egykezes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25"/>
          <table:table-cell table:style-name="ce1708" office:value-type="float" office:value="2" calcext:value-type="float">
            <text:p>2</text:p>
          </table:table-cell>
          <table:table-cell table:style-name="ce1709" office:value-type="float" office:value="5" calcext:value-type="float">
            <text:p>5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14" calcext:value-type="float">
            <text:p>14</text:p>
          </table:table-cell>
          <table:table-cell table:style-name="ce1709" office:value-type="float" office:value="7" calcext:value-type="float">
            <text:p>7</text:p>
          </table:table-cell>
          <table:table-cell table:style-name="ce1842" office:value-type="string" calcext:value-type="string">
            <text:p>lándzsavívás</text:p>
          </table:table-cell>
          <table:table-cell table:style-name="ce548" table:number-columns-repeated="242"/>
          <table:table-cell table:number-columns-repeated="16128"/>
        </table:table-row>
        <table:table-row table:style-name="ro2">
          <table:table-cell table:style-name="ce1674"/>
          <table:table-cell table:style-name="ce1693" office:value-type="string" calcext:value-type="string">
            <text:p>Szigony, kétkezes</text:p>
          </table:table-cell>
          <table:table-cell table:style-name="ce1717" office:value-type="string" calcext:value-type="string">
            <text:p>két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0" calcext:value-type="float">
            <text:p>0</text:p>
          </table:table-cell>
          <table:table-cell table:style-name="ce1829"/>
          <table:table-cell table:style-name="ce1717" office:value-type="float" office:value="3" calcext:value-type="float">
            <text:p>3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22" calcext:value-type="float">
            <text:p>22</text:p>
          </table:table-cell>
          <table:table-cell table:style-name="ce1717" office:value-type="float" office:value="26" calcext:value-type="float">
            <text:p>26</text:p>
          </table:table-cell>
          <table:table-cell table:style-name="ce1717" office:value-type="float" office:value="8" calcext:value-type="float">
            <text:p>8</text:p>
          </table:table-cell>
          <table:table-cell table:style-name="ce1846" office:value-type="string" calcext:value-type="string">
            <text:p>lándzsavívás</text:p>
          </table:table-cell>
          <table:table-cell table:style-name="ce19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39"/>
          <table:table-cell table:number-columns-repeated="16370"/>
        </table:table-row>
        <table:table-row table:style-name="ro2">
          <table:table-cell table:style-name="ce1675"/>
          <table:table-cell table:style-name="ce1694" office:value-type="string" calcext:value-type="string">
            <text:p>Fegyver</text:p>
          </table:table-cell>
          <table:table-cell table:style-name="ce1718" office:value-type="string" calcext:value-type="string">
            <text:p>Forgatás módja</text:p>
          </table:table-cell>
          <table:table-cell table:style-name="ce1694" office:value-type="string" calcext:value-type="string">
            <text:p>SP</text:p>
          </table:table-cell>
          <table:table-cell table:style-name="ce1718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table:number-columns-repeated="2"/>
          <table:table-cell table:style-name="ce1694" office:value-type="string" calcext:value-type="string">
            <text:p>Hatótáv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CÉ</text:p>
          </table:table-cell>
          <table:table-cell table:style-name="ce1694" office:value-type="string" calcext:value-type="string">
            <text:p>Osztó</text:p>
          </table:table-cell>
          <table:table-cell table:style-name="ce1694" office:value-type="string" calcext:value-type="string">
            <text:p>Sebesség</text:p>
          </table:table-cell>
          <table:table-cell table:style-name="ce1694" office:value-type="string" calcext:value-type="string">
            <text:p>Harcmodor</text:p>
          </table:table-cell>
          <table:table-cell table:style-name="ce1694"/>
          <table:table-cell table:style-name="ce19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0" office:value-type="string" calcext:value-type="string">
            <text:p>Hajítófegyverek</text:p>
          </table:table-cell>
          <table:table-cell table:style-name="ce1695" office:value-type="string" calcext:value-type="string">
            <text:p>Bola</text:p>
          </table:table-cell>
          <table:table-cell table:style-name="ce1695" office:value-type="string" calcext:value-type="string">
            <text:p>egykezes</text:p>
          </table:table-cell>
          <table:table-cell table:number-columns-repeated="2" table:style-name="ce1745" office:value-type="string" calcext:value-type="string">
            <text:p>-</text:p>
          </table:table-cell>
          <table:table-cell table:style-name="ce174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20m</text:p>
          </table:table-cell>
          <table:table-cell table:number-columns-repeated="2" table:style-name="ce1745" office:value-type="float" office:value="2" calcext:value-type="float">
            <text:p>2</text:p>
          </table:table-cell>
          <table:table-cell table:style-name="ce1695" office:value-type="float" office:value="1" calcext:value-type="float">
            <text:p>1</text:p>
          </table:table-cell>
          <table:table-cell table:style-name="ce1835" office:value-type="float" office:value="10" calcext:value-type="float">
            <text:p>10</text:p>
          </table:table-cell>
          <table:table-cell table:style-name="ce1841" office:value-type="string" calcext:value-type="string">
            <text:p>hajítás</text:p>
          </table:table-cell>
          <table:table-cell table:style-name="ce1931"/>
          <table:table-cell table:number-columns-repeated="16369"/>
        </table:table-row>
        <table:table-row table:style-name="ro24">
          <table:table-cell table:style-name="ce1676"/>
          <table:table-cell table:style-name="ce1696" office:value-type="string" calcext:value-type="string">
            <text:p>Dárda</text:p>
          </table:table-cell>
          <table:table-cell table:style-name="ce1696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815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699" office:value-type="float" office:value="2" calcext:value-type="float">
            <text:p>2</text:p>
          </table:table-cell>
          <table:table-cell table:style-name="ce1836" office:value-type="float" office:value="7" calcext:value-type="float">
            <text:p>7</text:p>
          </table:table-cell>
          <table:table-cell table:style-name="ce1847" office:value-type="string" calcext:value-type="string">
            <text:p>hajítás</text:p>
          </table:table-cell>
          <table:table-cell table:style-name="ce1932" office:value-type="string" calcext:value-type="string">
            <text:p>Követelmény: Erő +0</text:p>
            <text:p><text:span text:style-name="T37">Maximális hatótávolsága: </text:span><text:span text:style-name="T3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3"/>
          <table:table-cell table:style-name="ce165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5" office:value-type="string" calcext:value-type="string">
            <text:p>Dobóháló</text:p>
          </table:table-cell>
          <table:table-cell table:style-name="ce1699" office:value-type="string" calcext:value-type="string">
            <text:p>egykezes</text:p>
          </table:table-cell>
          <table:table-cell table:number-columns-repeated="2" table:style-name="ce1745" office:value-type="string" calcext:value-type="string">
            <text:p>-</text:p>
          </table:table-cell>
          <table:table-cell table:style-name="ce174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4m</text:p>
          </table:table-cell>
          <table:table-cell table:style-name="ce1745" office:value-type="float" office:value="2" calcext:value-type="float">
            <text:p>2</text:p>
          </table:table-cell>
          <table:table-cell table:style-name="ce1745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35" office:value-type="float" office:value="10" calcext:value-type="float">
            <text:p>10</text:p>
          </table:table-cell>
          <table:table-cell table:style-name="ce1841" office:value-type="string" calcext:value-type="string">
            <text:p>hajítás</text:p>
          </table:table-cell>
          <table:table-cell table:style-name="ce193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Hajítóbárd</text:p>
          </table:table-cell>
          <table:table-cell table:style-name="ce1699" office:value-type="string" calcext:value-type="string">
            <text:p>egy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20m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hajítás</text:p>
          </table:table-cell>
          <table:table-cell table:style-name="ce193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69"/>
          <table:table-cell table:style-name="ce1698" office:value-type="string" calcext:value-type="string">
            <text:p>Hajítótőr</text:p>
          </table:table-cell>
          <table:table-cell table:style-name="ce1696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18"/>
          <table:table-cell table:style-name="ce1832"/>
          <table:table-cell table:style-name="ce1809" office:value-type="string" calcext:value-type="string">
            <text:p>15m</text:p>
          </table:table-cell>
          <table:table-cell table:style-name="ce1809" office:value-type="float" office:value="12" calcext:value-type="float">
            <text:p>12</text:p>
          </table:table-cell>
          <table:table-cell table:style-name="ce1809" office:value-type="float" office:value="4" calcext:value-type="float">
            <text:p>4</text:p>
          </table:table-cell>
          <table:table-cell table:style-name="ce1698" office:value-type="float" office:value="2" calcext:value-type="float">
            <text:p>2</text:p>
          </table:table-cell>
          <table:table-cell table:style-name="ce1839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35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kő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-10" calcext:value-type="float">
            <text:p>-10</text:p>
          </table:table-cell>
          <table:table-cell table:style-name="ce1795" office:value-type="string" calcext:value-type="string">
            <text:p>Z</text:p>
          </table:table-cell>
          <table:table-cell table:style-name="ce1795" office:value-type="float" office:value="0" calcext:value-type="float">
            <text:p>0</text:p>
          </table:table-cell>
          <table:table-cell table:style-name="ce1818"/>
          <table:table-cell table:style-name="ce1832"/>
          <table:table-cell table:style-name="ce1809" office:value-type="string" calcext:value-type="string">
            <text:p>2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5" calcext:value-type="float">
            <text:p>5</text:p>
          </table:table-cell>
          <table:table-cell table:style-name="ce1841" office:value-type="string" calcext:value-type="string">
            <text:p>hajítás</text:p>
          </table:table-cell>
          <table:table-cell table:style-name="ce194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6"/>
          <table:table-cell table:style-name="ce1699" office:value-type="string" calcext:value-type="string">
            <text:p>Lasszó</text:p>
          </table:table-cell>
          <table:table-cell table:style-name="ce1699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815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hajítás</text:p>
          </table:table-cell>
          <table:table-cell table:style-name="ce1941" office:value-type="string" calcext:value-type="string">
            <text:p>Sebesülés az esés következtében lehet.</text:p>
          </table:table-cell>
          <table:table-cell table:style-name="ce1655" table:number-columns-repeated="241"/>
          <table:table-cell table:number-columns-repeated="16128"/>
        </table:table-row>
        <table:table-row table:style-name="ro26">
          <table:table-cell/>
          <table:table-cell table:style-name="ce1699" office:value-type="string" calcext:value-type="string">
            <text:p>Parittya</text:p>
          </table:table-cell>
          <table:table-cell table:style-name="ce1699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815"/>
          <table:table-cell table:style-name="ce1833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699" office:value-type="float" office:value="2" calcext:value-type="float">
            <text:p>2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hajítás</text:p>
          </table:table-cell>
          <table:table-cell table:style-name="ce194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Ramiera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0m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1" calcext:value-type="float">
            <text:p>1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hajítás</text:p>
          </table:table-cell>
          <table:table-cell table:style-name="ce1934"/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Slan csillag</text:p>
          </table:table-cell>
          <table:table-cell table:style-name="ce1697" office:value-type="string" calcext:value-type="string">
            <text:p>egykezes</text:p>
          </table:table-cell>
          <table:table-cell table:style-name="ce1795" office:value-type="float" office:value="-5" calcext:value-type="float">
            <text:p>-5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5m</text:p>
          </table:table-cell>
          <table:table-cell table:style-name="ce1795" office:value-type="float" office:value="12" calcext:value-type="float">
            <text:p>12</text:p>
          </table:table-cell>
          <table:table-cell table:style-name="ce1795" office:value-type="float" office:value="3" calcext:value-type="float">
            <text:p>3</text:p>
          </table:table-cell>
          <table:table-cell table:style-name="ce1697" office:value-type="float" office:value="1" calcext:value-type="float">
            <text:p>1</text:p>
          </table:table-cell>
          <table:table-cell table:style-name="ce1838" office:value-type="float" office:value="4" calcext:value-type="float">
            <text:p>4</text:p>
          </table:table-cell>
          <table:table-cell table:style-name="ce1841" office:value-type="string" calcext:value-type="string">
            <text:p>hajítás</text:p>
          </table:table-cell>
          <table:table-cell table:style-name="ce1940"/>
          <table:table-cell table:number-columns-repeated="16369"/>
        </table:table-row>
        <table:table-row table:style-name="ro2">
          <table:table-cell table:style-name="ce1673"/>
          <table:table-cell table:style-name="ce1700" office:value-type="string" calcext:value-type="string">
            <text:p>Tőr</text:p>
          </table:table-cell>
          <table:table-cell table:style-name="ce1700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19" table:number-columns-repeated="2"/>
          <table:table-cell table:style-name="ce1796" office:value-type="string" calcext:value-type="string">
            <text:p>10m</text:p>
          </table:table-cell>
          <table:table-cell table:style-name="ce1796" office:value-type="float" office:value="7" calcext:value-type="float">
            <text:p>7</text:p>
          </table:table-cell>
          <table:table-cell table:style-name="ce1796" office:value-type="float" office:value="2" calcext:value-type="float">
            <text:p>2</text:p>
          </table:table-cell>
          <table:table-cell table:style-name="ce1700" office:value-type="float" office:value="2" calcext:value-type="float">
            <text:p>2</text:p>
          </table:table-cell>
          <table:table-cell table:style-name="ce1840" office:value-type="float" office:value="6" calcext:value-type="float">
            <text:p>6</text:p>
          </table:table-cell>
          <table:table-cell table:style-name="ce1843" office:value-type="string" calcext:value-type="string">
            <text:p>hajítás</text:p>
          </table:table-cell>
          <table:table-cell table:style-name="ce28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70" office:value-type="string" calcext:value-type="string">
            <text:p>Íjász lőfegyverek</text:p>
          </table:table-cell>
          <table:table-cell table:style-name="ce1695" office:value-type="string" calcext:value-type="string">
            <text:p>Rövid íj</text:p>
          </table:table-cell>
          <table:table-cell table:style-name="ce1695" office:value-type="string" calcext:value-type="string">
            <text:p>kétkezes</text:p>
          </table:table-cell>
          <table:table-cell table:style-name="ce1745" office:value-type="float" office:value="1" calcext:value-type="float">
            <text:p>1</text:p>
          </table:table-cell>
          <table:table-cell table:style-name="ce1745" office:value-type="string" calcext:value-type="string">
            <text:p>S</text:p>
          </table:table-cell>
          <table:table-cell table:style-name="ce1813" office:value-type="float" office:value="0" calcext:value-type="float">
            <text:p>0</text:p>
          </table:table-cell>
          <table:table-cell table:style-name="ce1820"/>
          <table:table-cell table:style-name="ce1831"/>
          <table:table-cell table:style-name="ce1745" office:value-type="string" calcext:value-type="string">
            <text:p>60m</text:p>
          </table:table-cell>
          <table:table-cell table:number-columns-repeated="2" table:style-name="ce1745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35" office:value-type="float" office:value="5" calcext:value-type="float">
            <text:p>5</text:p>
          </table:table-cell>
          <table:table-cell table:style-name="ce1841" office:value-type="string" calcext:value-type="string">
            <text:p>íjászat</text:p>
          </table:table-cell>
          <table:table-cell table:style-name="ce194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97" office:value-type="string" calcext:value-type="string">
            <text:p>Hosszú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3" calcext:value-type="float">
            <text:p>3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2" calcext:value-type="float">
            <text:p>12</text:p>
          </table:table-cell>
          <table:table-cell table:style-name="ce1697" office:value-type="float" office:value="3" calcext:value-type="float">
            <text:p>3</text:p>
          </table:table-cell>
          <table:table-cell table:style-name="ce1838" office:value-type="float" office:value="7" calcext:value-type="float">
            <text:p>7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Az Erőbónusz csak akkor számít</text:p>
            <text:p>Ha az íj erre az Erő értékre lett tervezve!</text:p>
            <text:p><text:span text:style-name="T40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97" office:value-type="string" calcext:value-type="string">
            <text:p>Visszacsapó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3" calcext:value-type="float">
            <text:p>3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60m</text:p>
          </table:table-cell>
          <table:table-cell table:style-name="ce1795" office:value-type="float" office:value="6" calcext:value-type="float">
            <text:p>6</text:p>
          </table:table-cell>
          <table:table-cell table:style-name="ce1795" office:value-type="float" office:value="10" calcext:value-type="float">
            <text:p>10</text:p>
          </table:table-cell>
          <table:table-cell table:style-name="ce1697" office:value-type="float" office:value="3" calcext:value-type="float">
            <text:p>3</text:p>
          </table:table-cell>
          <table:table-cell table:style-name="ce1838" office:value-type="float" office:value="7" calcext:value-type="float">
            <text:p>7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Az Erőbónusz csak akkor számít</text:p>
            <text:p>Ha az íj erre az Erő értékre lett tervezve!</text:p>
            <text:p><text:span text:style-name="T40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97" office:value-type="string" calcext:value-type="string">
            <text:p>Elf íj</text:p>
          </table:table-cell>
          <table:table-cell table:style-name="ce1697" office:value-type="string" calcext:value-type="string">
            <text:p>kétkezes</text:p>
          </table:table-cell>
          <table:table-cell table:style-name="ce1795" office:value-type="float" office:value="4" calcext:value-type="float">
            <text:p>4</text:p>
          </table:table-cell>
          <table:table-cell table:style-name="ce1795" office:value-type="string" calcext:value-type="string">
            <text:p>S</text:p>
          </table:table-cell>
          <table:table-cell table:style-name="ce1795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13" calcext:value-type="float">
            <text:p>13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6" calcext:value-type="float">
            <text:p>6</text:p>
          </table:table-cell>
          <table:table-cell table:style-name="ce1841" office:value-type="string" calcext:value-type="string">
            <text:p>íjászat</text:p>
          </table:table-cell>
          <table:table-cell table:style-name="ce194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9" office:value-type="string" calcext:value-type="string">
            <text:p>Fúvócső, kicsi</text:p>
          </table:table-cell>
          <table:table-cell table:style-name="ce1699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15"/>
          <table:table-cell table:style-name="ce1833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8" calcext:value-type="float">
            <text:p>8</text:p>
          </table:table-cell>
          <table:table-cell table:style-name="ce1847" office:value-type="string" calcext:value-type="string">
            <text:p>íjászat</text:p>
          </table:table-cell>
          <table:table-cell table:style-name="ce194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6"/>
          <table:table-cell table:style-name="ce1699" office:value-type="string" calcext:value-type="string">
            <text:p>Fúvócső, vadász</text:p>
          </table:table-cell>
          <table:table-cell table:style-name="ce1699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15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699" office:value-type="float" office:value="1" calcext:value-type="float">
            <text:p>1</text:p>
          </table:table-cell>
          <table:table-cell table:style-name="ce1836" office:value-type="float" office:value="9" calcext:value-type="float">
            <text:p>9</text:p>
          </table:table-cell>
          <table:table-cell table:style-name="ce1847" office:value-type="string" calcext:value-type="string">
            <text:p>íjászat</text:p>
          </table:table-cell>
          <table:table-cell table:style-name="ce1941"/>
          <table:table-cell table:style-name="ce1655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övész lőfegyverek</text:p>
          </table:table-cell>
          <table:table-cell table:style-name="ce1695" office:value-type="string" calcext:value-type="string">
            <text:p>Kéz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14"/>
          <table:table-cell table:style-name="ce1831"/>
          <table:table-cell table:style-name="ce174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35" office:value-type="float" office:value="9" calcext:value-type="float">
            <text:p>9</text:p>
          </table:table-cell>
          <table:table-cell table:style-name="ce1841" office:value-type="string" calcext:value-type="string">
            <text:p>lövészet</text:p>
          </table:table-cell>
          <table:table-cell table:style-name="ce193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97" office:value-type="string" calcext:value-type="string">
            <text:p>Nyílpuska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6" calcext:value-type="float">
            <text:p>6</text:p>
          </table:table-cell>
          <table:table-cell table:style-name="ce1697" office:value-type="string" calcext:value-type="string">
            <text:p>S</text:p>
          </table:table-cell>
          <table:table-cell table:style-name="ce1795" office:value-type="float" office:value="8" calcext:value-type="float">
            <text:p>8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50m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6" calcext:value-type="float">
            <text:p>16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12" calcext:value-type="float">
            <text:p>12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Nehéz nyílpuska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14" calcext:value-type="float">
            <text:p>14</text:p>
          </table:table-cell>
          <table:table-cell table:style-name="ce1697" office:value-type="string" calcext:value-type="string">
            <text:p>S</text:p>
          </table:table-cell>
          <table:table-cell table:style-name="ce1795" office:value-type="float" office:value="15" calcext:value-type="float">
            <text:p>15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80m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16" calcext:value-type="float">
            <text:p>16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15" calcext:value-type="float">
            <text:p>15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97" office:value-type="string" calcext:value-type="string">
            <text:p>Shadoni páncéltörő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20" calcext:value-type="float">
            <text:p>20</text:p>
          </table:table-cell>
          <table:table-cell table:style-name="ce1697" office:value-type="string" calcext:value-type="string">
            <text:p>Z</text:p>
          </table:table-cell>
          <table:table-cell table:style-name="ce1795" office:value-type="float" office:value="20" calcext:value-type="float">
            <text:p>2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120m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string" calcext:value-type="string">
            <text:p>-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Kharei nyílpusk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816"/>
          <table:table-cell table:style-name="ce1831"/>
          <table:table-cell table:style-name="ce1795" office:value-type="string" calcext:value-type="string">
            <text:p>50m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14" calcext:value-type="float">
            <text:p>14</text:p>
          </table:table-cell>
          <table:table-cell table:style-name="ce1697" office:value-type="float" office:value="4" calcext:value-type="float">
            <text:p>4</text:p>
          </table:table-cell>
          <table:table-cell table:style-name="ce1838" office:value-type="float" office:value="5" calcext:value-type="float">
            <text:p>5</text:p>
          </table:table-cell>
          <table:table-cell table:style-name="ce1841" office:value-type="string" calcext:value-type="string">
            <text:p>lövészet</text:p>
          </table:table-cell>
          <table:table-cell table:style-name="ce193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73"/>
          <table:table-cell table:style-name="ce1700" office:value-type="string" calcext:value-type="string">
            <text:p>Aquir nyílpusk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string" calcext:value-type="string">
            <text:p>halál / +6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20" calcext:value-type="float">
            <text:p>20</text:p>
          </table:table-cell>
          <table:table-cell table:style-name="ce1819" table:number-columns-repeated="2"/>
          <table:table-cell table:style-name="ce1796" office:value-type="string" calcext:value-type="string">
            <text:p>50m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16" calcext:value-type="float">
            <text:p>16</text:p>
          </table:table-cell>
          <table:table-cell table:style-name="ce1700" office:value-type="float" office:value="4" calcext:value-type="float">
            <text:p>4</text:p>
          </table:table-cell>
          <table:table-cell table:style-name="ce1840" office:value-type="float" office:value="6" calcext:value-type="float">
            <text:p>6</text:p>
          </table:table-cell>
          <table:table-cell table:style-name="ce1843" office:value-type="string" calcext:value-type="string">
            <text:p>lövészet</text:p>
          </table:table-cell>
          <table:table-cell table:style-name="ce1946" office:value-type="string" calcext:value-type="string">
            <text:p><text:span text:style-name="T41">* Halálos hatása csak aquir kézben érvényesül</text:span></text:p>
            <text:p><text:span text:style-name="T41">** Páncéltörő</text:span></text:p>
          </table:table-cell>
          <table:table-cell table:style-name="ce1946"/>
          <table:table-cell table:style-name="ce288" table:number-columns-repeated="240"/>
          <table:table-cell table:number-columns-repeated="16128"/>
        </table:table-row>
        <table:table-row table:style-name="ro2">
          <table:table-cell table:style-name="ce1669"/>
          <table:table-cell table:number-columns-repeated="12"/>
          <table:table-cell table:style-name="ce539"/>
          <table:table-cell table:number-columns-repeated="16370"/>
        </table:table-row>
        <table:table-row table:style-name="ro2">
          <table:table-cell table:number-columns-repeated="13"/>
          <table:table-cell table:style-name="ce539"/>
          <table:table-cell table:number-columns-repeated="16370"/>
        </table:table-row>
        <table:table-row table:style-name="ro2">
          <table:table-cell table:number-columns-repeated="2"/>
          <table:table-cell table:style-name="ce1719"/>
          <table:table-cell table:number-columns-repeated="10"/>
          <table:table-cell table:style-name="ce5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3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48"/>
          <table:covered-table-cell table:style-name="ce1421"/>
          <table:covered-table-cell table:style-name="ce1672"/>
          <table:covered-table-cell table:style-name="ce1421"/>
          <table:table-cell table:style-name="ce548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48"/>
          <table:table-cell table:style-name="ce1413"/>
          <table:table-cell table:style-name="ce1672"/>
          <table:table-cell table:style-name="ce1413"/>
          <table:table-cell table:style-name="ce54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6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Harcmodorok </text:span><text:span text:style-name="T4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0" table:content-validation-name="val196" office:value-type="string" calcext:value-type="string">
            <text:p><text:span text:style-name="T48"><text:a xlink:href="https://github.com/kaktusztea/km100/blob/master/md/kepzettsegek.szekunder/szakma.md" xlink:type="simple">Szakma</text:a></text:span><text:span text:style-name="T4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6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6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6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48"><text:a xlink:href="https://github.com/kaktusztea/km100/blob/master/md/kepzettsegek.primer.misztikus/osi_nyelv_ismerete.md" xlink:type="simple">Ősi nyelv ismerete</text:a></text:span><text:span text:style-name="T4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Anyag szféra </text:span><text:span text:style-name="T4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51"/>
        <table:table-column table:style-name="co78" table:default-cell-style-name="ce2060"/>
        <table:table-column table:style-name="co79" table:default-cell-style-name="ce2067"/>
        <table:table-column table:style-name="co80" table:default-cell-style-name="ce2051"/>
        <table:table-column table:style-name="co81" table:default-cell-style-name="ce2076"/>
        <table:table-column table:style-name="co84" table:default-cell-style-name="ce2051"/>
        <table:table-column table:style-name="co85" table:default-cell-style-name="ce2051"/>
        <table:table-column table:style-name="co86" table:default-cell-style-name="ce2051"/>
        <table:table-column table:style-name="co87" table:default-cell-style-name="ce2085"/>
        <table:table-column table:style-name="co88" table:default-cell-style-name="ce2051"/>
        <table:table-column table:style-name="co89" table:default-cell-style-name="ce2051"/>
        <table:table-column table:style-name="co90" table:default-cell-style-name="Default"/>
        <table:table-column table:style-name="co91" table:default-cell-style-name="ce2051"/>
        <table:table-column table:style-name="co92" table:default-cell-style-name="ce2051"/>
        <table:table-column table:style-name="co18" table:default-cell-style-name="ce2051"/>
        <table:table-column table:style-name="co93" table:default-cell-style-name="Default"/>
        <table:table-row table:style-name="ro3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2030"/>
          <table:covered-table-cell table:style-name="ce2031"/>
          <table:covered-table-cell table:number-columns-repeated="3" table:style-name="ce2030"/>
          <table:covered-table-cell table:style-name="ce2084"/>
          <table:covered-table-cell table:number-columns-repeated="2" table:style-name="ce2030"/>
          <table:covered-table-cell/>
          <table:covered-table-cell table:style-name="ce2030"/>
          <table:covered-table-cell table:number-columns-repeated="3"/>
        </table:table-row>
        <table:table-row table:style-name="ro2">
          <table:table-cell table:number-columns-repeated="4"/>
          <table:table-cell table:style-name="ce2031"/>
          <table:table-cell table:style-name="ce2030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2030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2030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0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42">➖➖➖ </text:span><text:span text:style-name="T62">Származás </text:span><text:span text:style-name="T63">➖➖➖</text:span></text:p>
          </table:table-cell>
          <table:table-cell/>
          <table:table-cell table:style-name="ce2076" office:value-type="string" calcext:value-type="string">
            <text:p><text:span text:style-name="T42">➖➖➖ </text:span><text:span text:style-name="T64">Godoni nyelvek </text:span><text:span text:style-name="T65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0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57"><text:a xlink:href="https://github.com/kaktusztea/km100/blob/master/md/fortelyok.kiemelt/nyelvismeret.md" xlink:type="simple">Nyelvismeret</text:a></text:span><text:span text:style-name="T57"> 🔁</text:span></text:p>
          </table:table-cell>
          <table:table-cell table:style-name="ce2030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58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42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59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42">➖➖➖ Jellem, fóbiák, hobbik</text:span><text:span text:style-name="T62"> </text:span><text:span text:style-name="T63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52">🟩</text:span><text:span text:style-name="T60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52">🟩</text:span><text:span text:style-name="T60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52">🟩 </text:span>Művészetismeret;  <text:span text:style-name="T54">🟥 </text:span><text:span text:style-name="T6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52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52">🟩</text:span><text:span text:style-name="T60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52">🟩 </text:span>Értékbecslés, Képzőművészet, Szakma: <text:span text:style-name="T53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52">🟩</text:span><text:span text:style-name="T60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52">🟩</text:span><text:span text:style-name="T60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52">🟩</text:span><text:span text:style-name="T60"> </text:span>Művészetismeret;  <text:span text:style-name="T54">🟥 </text:span><text:span text:style-name="T60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52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60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52">🟩</text:span><text:span text:style-name="T60"> </text:span>Idomítás;  <text:span text:style-name="T54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52">🟩</text:span><text:span text:style-name="T60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52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52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52">🟩 </text:span><text:span text:style-name="T60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52">🟩 </text:span><text:span text:style-name="T60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52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6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52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42">➖➖➖ </text:span><text:span text:style-name="T64">Faj nyelvek </text:span><text:span text:style-name="T65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52">🟩 </text:span><text:span text:style-name="T60">Művészetismeret;  </text:span><text:span text:style-name="T61">🟥 </text:span><text:span text:style-name="T60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52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9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4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4">🟥 </text:span><text:span text:style-name="T55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54">🟥 </text:span><text:span text:style-name="T55">Kvantikum;  </text:span><text:span text:style-name="T56">🟩</text:span><text:span text:style-name="T55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42">➖➖➖ Kyr</text:span><text:span text:style-name="T64"> nyelvek </text:span><text:span text:style-name="T65">➖➖➖ </text:span></text:p>
          </table:table-cell>
          <table:table-cell table:number-columns-repeated="4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54">🟥 </text:span>Kvantikum, Csapdaállítás, Szakma: <text:span text:style-name="T53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50"><text:a xlink:href="https://github.com/kaktusztea/km100/blob/master/md/fortelyok.altalanos/osi_kulturkor.md" xlink:type="simple">Ősi kultúrkör</text:a></text:span><text:span text:style-name="T50"> </text:span><text:span text:style-name="T51">🔁</text:span></text:p>
          </table:table-cell>
          <table:table-cell table:style-name="ce2064"/>
          <table:table-cell office:value-type="string" calcext:value-type="string">
            <text:p><text:span text:style-name="T54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52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2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54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54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42">➖➖➖ </text:span><text:span text:style-name="T62">Küllem, fizikum </text:span><text:span text:style-name="T63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54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52">🟩 </text:span><text:span text:style-name="T60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52">🟩 </text:span><text:span text:style-name="T60">Nyomozás;   </text:span><text:span text:style-name="T61">🟥 </text:span><text:span text:style-name="T60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42">➖➖➖ Speciális</text:span><text:span text:style-name="T64"> nyelvek </text:span><text:span text:style-name="T65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60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60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42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42">➖➖➖ </text:span><text:span text:style-name="T62">Viszony </text:span><text:span text:style-name="T63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8])-4"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45">➖➖ Harci mágia</text:span><text:span text:style-name="T46"> </text:span><text:span text:style-name="T47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45">➖➖ Misztikus képességek</text:span><text:span text:style-name="T46"> </text:span><text:span text:style-name="T4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45">➖➖ Lényismeretek</text:span><text:span text:style-name="T46"> </text:span><text:span text:style-name="T4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46" office:value-type="string" calcext:value-type="string">
            <text:p>Karakter pontok (KP) elosztása </text:p>
          </table:table-cell>
          <table:table-cell table:style-name="ce2046"/>
          <table:table-cell table:number-columns-repeated="16382"/>
        </table:table-row>
        <table:table-row table:style-name="ro23">
          <table:table-cell/>
          <table:table-cell table:style-name="ce20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47"/>
          <table:table-cell table:number-columns-repeated="16382"/>
        </table:table-row>
        <table:table-row table:style-name="ro30">
          <table:table-cell/>
          <table:table-cell table:style-name="ce2047" office:value-type="string" calcext:value-type="string">
            <text:p>→Egy primer képzettség értéke legfeljebb (Tapasztalati Szint) lehet</text:p>
            <text:p><text:span text:style-name="T6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47"/>
          <table:table-cell table:number-columns-repeated="16382"/>
        </table:table-row>
        <table:table-row table:style-name="ro30">
          <table:table-cell/>
          <table:table-cell table:style-name="ce20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7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47"/>
          <table:table-cell table:number-columns-repeated="16382"/>
        </table:table-row>
        <table:table-row table:style-name="ro30">
          <table:table-cell/>
          <table:table-cell table:style-name="ce204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7"/>
          <table:table-cell table:number-columns-repeated="16382"/>
        </table:table-row>
        <table:table-row table:style-name="ro23">
          <table:table-cell table:style-name="ce204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4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4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4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42">* Új fortély: Ősi kultkúrkör </text:span><text:span text:style-name="T68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42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69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2.4</text:p>
          </table:table-cell>
        </table:table-row>
        <table:table-row table:style-name="ro45">
          <table:table-cell table:style-name="ce2131" office:value-type="string" calcext:value-type="string">
            <text:p>* Fülek átnevezése, színezése</text:p>
          </table:table-cell>
        </table:table-row>
        <table:table-row table:style-name="ro45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2.3</text:p>
          </table:table-cell>
        </table:table-row>
        <table:table-row table:style-name="ro45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45">
          <table:table-cell table:style-name="ce2130" office:value-type="string" calcext:value-type="string">
            <text:p>V8.2.2</text:p>
          </table:table-cell>
        </table:table-row>
        <table:table-row table:style-name="ro45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131" office:value-type="string" calcext:value-type="string">
            <text:p>* Kétkezes harc táblázat</text:p>
          </table:table-cell>
        </table:table-row>
        <table:table-row table:style-name="ro45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1.1</text:p>
          </table:table-cell>
        </table:table-row>
        <table:table-row table:style-name="ro45">
          <table:table-cell table:style-name="ce2131" office:value-type="string" calcext:value-type="string">
            <text:p>* Max szint: 21</text:p>
          </table:table-cell>
        </table:table-row>
        <table:table-row table:style-name="ro45">
          <table:table-cell table:style-name="ce2131" office:value-type="string" calcext:value-type="string">
            <text:p>* KP Alap: 150</text:p>
          </table:table-cell>
        </table:table-row>
        <table:table-row table:style-name="ro45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59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45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7.9.1</text:p>
          </table:table-cell>
        </table:table-row>
        <table:table-row table:style-name="ro45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83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Kiegészítő KP / Szint: (</text:span><text:span text:style-name="T84">20</text:span><text:span text:style-name="T83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85">→ </text:span><text:span text:style-name="T86">lefelé</text:span><text:span text:style-name="T85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85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85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83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87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7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7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7">→</text:span><text:span text:style-name="T39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46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51"/>
        <table:table-column table:style-name="co96" table:default-cell-style-name="ce1610"/>
        <table:table-column table:style-name="co97" table:default-cell-style-name="ce2051"/>
        <table:table-column table:style-name="co98" table:default-cell-style-name="ce2051"/>
        <table:table-column table:style-name="co97" table:default-cell-style-name="ce2051"/>
        <table:table-column table:style-name="co99" table:default-cell-style-name="ce2051"/>
        <table:table-column table:style-name="co100" table:default-cell-style-name="ce2051"/>
        <table:table-column table:style-name="co101" table:default-cell-style-name="ce2051"/>
        <table:table-column table:style-name="co103" table:default-cell-style-name="ce2051"/>
        <table:table-column table:style-name="co104" table:default-cell-style-name="ce2051"/>
        <table:table-column table:style-name="co105" table:default-cell-style-name="ce2051"/>
        <table:table-column table:style-name="co93" table:default-cell-style-name="ce2051"/>
        <table:table-column table:style-name="co106" table:default-cell-style-name="ce2051"/>
        <table:table-column table:style-name="co107" table:default-cell-style-name="ce2051"/>
        <table:table-column table:style-name="co108" table:default-cell-style-name="ce2051"/>
        <table:table-column table:style-name="co109" table:default-cell-style-name="ce2051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733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74"/>
          <table:covered-table-cell table:style-name="ce2182"/>
          <table:covered-table-cell table:number-columns-repeated="6" table:style-name="ce2174"/>
          <table:covered-table-cell table:number-columns-repeated="3" table:style-name="ce2207"/>
          <table:covered-table-cell table:style-name="ce21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74"/>
          <table:table-cell table:style-name="ce2182"/>
          <table:table-cell table:style-name="ce2174" table:number-columns-repeated="6"/>
          <table:table-cell table:style-name="ce2207" table:number-columns-repeated="3"/>
          <table:table-cell table:style-name="ce21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93" office:value-type="string" calcext:value-type="string">
            <text:p>Szint</text:p>
          </table:table-cell>
          <table:table-cell table:style-name="ce2193" office:value-type="string" calcext:value-type="string" table:number-columns-spanned="2" table:number-rows-spanned="1">
            <text:p>KP</text:p>
          </table:table-cell>
          <table:covered-table-cell table:style-name="ce21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71" office:value-type="string" calcext:value-type="string">
            <text:p>Fok</text:p>
          </table:table-cell>
          <table:table-cell table:style-name="ce21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5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57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8" table:number-columns-repeated="3"/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9"/>
          <table:table-cell table:style-name="ce748"/>
          <table:table-cell table:style-name="ce225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71" table:content-validation-name="val199" office:value-type="string" calcext:value-type="string">
            <text:p>Fok</text:p>
          </table:table-cell>
          <table:table-cell table:style-name="ce2171" table:content-validation-name="val199" office:value-type="string" calcext:value-type="string">
            <text:p>Bónusz</text:p>
          </table:table-cell>
          <table:table-cell table:style-name="ce82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5" table:content-validation-name="val197" office:value-type="string" calcext:value-type="string">
            <text:p>Egyik HM nagyobb lehet</text:p>
          </table:table-cell>
          <table:table-cell table:style-name="ce1933" table:content-validation-name="val19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9" office:value-type="float" office:value="0" calcext:value-type="float">
            <text:p>0</text:p>
          </table:table-cell>
          <table:table-cell table:style-name="ce1341" table:content-validation-name="val199" office:value-type="float" office:value="0" calcext:value-type="float">
            <text:p>0</text:p>
          </table:table-cell>
          <table:table-cell table:style-name="ce828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9" office:value-type="float" office:value="1" calcext:value-type="float">
            <text:p>1</text:p>
          </table:table-cell>
          <table:table-cell table:style-name="ce1341" table:content-validation-name="val199" office:value-type="float" office:value="1" calcext:value-type="float">
            <text:p>1</text:p>
          </table:table-cell>
          <table:table-cell table:style-name="ce828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2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28" table:content-validation-name="val5"/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7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28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2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34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6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34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8" table:content-validation-name="val5"/>
          <table:table-cell table:style-name="ce217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7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7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34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7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34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7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34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4" table:content-validation-name="val5"/>
          <table:table-cell table:style-name="ce2165" table:content-validation-name="val5" table:number-columns-repeated="2"/>
          <table:table-cell table:style-name="ce2060" table:content-validation-name="val5"/>
          <table:table-cell table:style-name="ce2186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8" table:content-validation-name="val5"/>
          <table:covered-table-cell table:style-name="ce828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3" table:content-validation-name="val5"/>
          <table:table-cell table:style-name="ce217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73" table:content-validation-name="val5" office:value-type="string" calcext:value-type="string">
            <text:p>Szúró</text:p>
          </table:table-cell>
          <table:table-cell table:style-name="ce2173" table:content-validation-name="val5" office:value-type="string" calcext:value-type="string">
            <text:p>Vágó</text:p>
          </table:table-cell>
          <table:table-cell table:style-name="ce2173" table:content-validation-name="val5" office:value-type="string" calcext:value-type="string">
            <text:p>Zúzó</text:p>
          </table:table-cell>
          <table:table-cell table:style-name="ce217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73" table:content-validation-name="val5" office:value-type="string" calcext:value-type="string">
            <text:p>SFÉ</text:p>
          </table:table-cell>
          <table:table-cell table:style-name="ce217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7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86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65" table:number-columns-repeated="2"/>
          <table:table-cell table:style-name="ce2060"/>
          <table:table-cell table:style-name="ce2186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65" table:number-columns-repeated="2"/>
          <table:table-cell table:style-name="ce2060"/>
          <table:table-cell table:style-name="ce2186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24"/>
          <table:table-cell table:style-name="ce2165" table:number-columns-repeated="2"/>
          <table:table-cell table:style-name="ce2060"/>
          <table:table-cell table:style-name="ce2186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65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5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3:.$A$120"/>
        <table:named-range table:name="fortelyok_misztikus_full" table:base-cell-address="$Fortélylista.$D$73" table:cell-range-address="$Fortélylista.$A$103:.$B$120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00.00.00</text:date>, <text:time style:data-style-name="N2" text:time-value="22:12:35.41328758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18T22:18:24.480784945</dc:date>
    <meta:editing-cycles>906</meta:editing-cycles>
    <meta:editing-duration>P8DT14H46M57S</meta:editing-duration>
    <meta:document-statistic meta:table-count="11" meta:cell-count="37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